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0pt" officeooo:rsid="00ef844a" officeooo:paragraph-rsid="00ef844a" style:font-size-asian="10pt" style:font-size-complex="10pt"/>
    </style:style>
    <style:style style:name="P2" style:family="paragraph" style:parent-style-name="Standard">
      <style:paragraph-properties fo:text-align="justify" style:justify-single-word="false"/>
      <style:text-properties officeooo:rsid="00138cca" officeooo:paragraph-rsid="00138cca"/>
    </style:style>
    <style:style style:name="P3" style:family="paragraph" style:parent-style-name="Standard">
      <style:paragraph-properties fo:text-align="justify" style:justify-single-word="false"/>
      <style:text-properties officeooo:rsid="00138cca" officeooo:paragraph-rsid="001697c0"/>
    </style:style>
    <style:style style:name="P4" style:family="paragraph" style:parent-style-name="Standard">
      <style:paragraph-properties fo:text-align="start" style:justify-single-word="false"/>
      <style:text-properties officeooo:rsid="00138cca" officeooo:paragraph-rsid="006fb02b"/>
    </style:style>
    <style:style style:name="P5" style:family="paragraph" style:parent-style-name="Standard">
      <style:paragraph-properties fo:text-align="start" style:justify-single-word="false"/>
      <style:text-properties officeooo:rsid="00138cca" officeooo:paragraph-rsid="00138cca"/>
    </style:style>
    <style:style style:name="P6" style:family="paragraph" style:parent-style-name="Standard">
      <style:paragraph-properties fo:text-align="center" style:justify-single-word="false"/>
      <style:text-properties fo:font-size="24pt" officeooo:rsid="00138cca" officeooo:paragraph-rsid="00138cca" style:font-size-asian="24pt" style:font-size-complex="24pt"/>
    </style:style>
    <style:style style:name="P7" style:family="paragraph" style:parent-style-name="Standard">
      <style:paragraph-properties fo:text-align="center" style:justify-single-word="false" fo:break-before="page"/>
      <style:text-properties fo:font-size="24pt" officeooo:rsid="00ed0926" officeooo:paragraph-rsid="00ed0926" style:font-size-asian="24pt" style:font-size-complex="24pt"/>
    </style:style>
    <style:style style:name="P8" style:family="paragraph" style:parent-style-name="Standard">
      <style:paragraph-properties fo:text-align="justify" style:justify-single-word="false"/>
      <style:text-properties officeooo:rsid="0018688d" officeooo:paragraph-rsid="0018688d"/>
    </style:style>
    <style:style style:name="P9" style:family="paragraph" style:parent-style-name="Standard">
      <style:paragraph-properties fo:text-align="justify" style:justify-single-word="false"/>
      <style:text-properties officeooo:rsid="001b1708" officeooo:paragraph-rsid="0024d1a1"/>
    </style:style>
    <style:style style:name="P10"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1pt" officeooo:rsid="0018688d" officeooo:paragraph-rsid="0018688d" style:font-size-asian="11pt" style:font-size-complex="11pt"/>
    </style:style>
    <style:style style:name="P11"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1pt" officeooo:rsid="0018688d" officeooo:paragraph-rsid="01291ee2" style:font-size-asian="11pt" style:font-size-complex="11pt"/>
    </style:style>
    <style:style style:name="P12" style:family="paragraph" style:parent-style-name="Standard">
      <style:paragraph-properties fo:text-align="justify" style:justify-single-word="false"/>
      <style:text-properties fo:font-size="11pt" officeooo:rsid="002de6d2" officeooo:paragraph-rsid="002de6d2" style:font-size-asian="11pt" style:font-size-complex="11pt"/>
    </style:style>
    <style:style style:name="P13" style:family="paragraph" style:parent-style-name="Standard">
      <style:paragraph-properties fo:text-align="justify" style:justify-single-word="false"/>
      <style:text-properties fo:font-size="11pt" officeooo:rsid="0077d3cf" officeooo:paragraph-rsid="0077d3cf" style:font-size-asian="11pt" style:font-size-complex="11pt"/>
    </style:style>
    <style:style style:name="P14" style:family="paragraph" style:parent-style-name="Standard">
      <style:paragraph-properties fo:text-align="justify" style:justify-single-word="false"/>
      <style:text-properties fo:font-size="11pt" officeooo:rsid="0081fa2a" officeooo:paragraph-rsid="0081fa2a" style:font-size-asian="11pt" style:font-size-complex="11pt"/>
    </style:style>
    <style:style style:name="P15" style:family="paragraph" style:parent-style-name="Standard">
      <style:paragraph-properties fo:text-align="justify" style:justify-single-word="false"/>
      <style:text-properties fo:font-size="11pt" officeooo:rsid="00ae27db" officeooo:paragraph-rsid="00ae27db" style:font-size-asian="11pt" style:font-size-complex="11pt"/>
    </style:style>
    <style:style style:name="P16" style:family="paragraph" style:parent-style-name="Standard">
      <style:paragraph-properties fo:text-align="justify" style:justify-single-word="false"/>
      <style:text-properties fo:font-size="11pt" officeooo:rsid="00ae27db" officeooo:paragraph-rsid="00ef844a" style:font-size-asian="11pt" style:font-size-complex="11pt"/>
    </style:style>
    <style:style style:name="P17" style:family="paragraph" style:parent-style-name="Standard">
      <style:paragraph-properties fo:text-align="justify" style:justify-single-word="false"/>
      <style:text-properties fo:font-size="11pt" officeooo:rsid="00e9dcc4" officeooo:paragraph-rsid="00e9dcc4" style:font-size-asian="11pt" style:font-size-complex="11pt"/>
    </style:style>
    <style:style style:name="P18" style:family="paragraph" style:parent-style-name="Standard">
      <style:paragraph-properties fo:text-align="justify" style:justify-single-word="false"/>
      <style:text-properties fo:font-size="11pt" officeooo:rsid="010d35ee" officeooo:paragraph-rsid="010d35ee" style:font-size-asian="11pt" style:font-size-complex="11pt"/>
    </style:style>
    <style:style style:name="P19" style:family="paragraph" style:parent-style-name="Standard">
      <style:paragraph-properties fo:text-align="justify" style:justify-single-word="false"/>
      <style:text-properties fo:font-size="11pt" officeooo:rsid="014c44ad" officeooo:paragraph-rsid="014c44ad" style:font-size-asian="11pt" style:font-size-complex="11pt"/>
    </style:style>
    <style:style style:name="P20" style:family="paragraph" style:parent-style-name="Standard">
      <style:paragraph-properties fo:text-align="justify" style:justify-single-word="false"/>
      <style:text-properties fo:font-size="8pt" officeooo:rsid="0018688d" officeooo:paragraph-rsid="0018688d" style:font-size-asian="7pt" style:font-size-complex="8pt"/>
    </style:style>
    <style:style style:name="P21" style:family="paragraph" style:parent-style-name="Standard">
      <style:paragraph-properties fo:text-align="justify" style:justify-single-word="false"/>
      <style:text-properties officeooo:rsid="002de6d2" officeooo:paragraph-rsid="002de6d2"/>
    </style:style>
    <style:style style:name="P22" style:family="paragraph" style:parent-style-name="Standard">
      <style:paragraph-properties fo:text-align="justify" style:justify-single-word="false"/>
      <style:text-properties officeooo:rsid="00402e7d" officeooo:paragraph-rsid="00404313"/>
    </style:style>
    <style:style style:name="P23" style:family="paragraph" style:parent-style-name="Standard">
      <style:paragraph-properties fo:text-align="justify" style:justify-single-word="false"/>
      <style:text-properties officeooo:rsid="00402e7d" officeooo:paragraph-rsid="0044ae84"/>
    </style:style>
    <style:style style:name="P24" style:family="paragraph" style:parent-style-name="Standard">
      <style:paragraph-properties fo:text-align="justify" style:justify-single-word="false"/>
      <style:text-properties officeooo:rsid="0044ae84" officeooo:paragraph-rsid="0044ae84"/>
    </style:style>
    <style:style style:name="P25" style:family="paragraph" style:parent-style-name="Standard">
      <style:paragraph-properties fo:text-align="justify" style:justify-single-word="false"/>
      <style:text-properties officeooo:rsid="004b9434" officeooo:paragraph-rsid="004b9434"/>
    </style:style>
    <style:style style:name="P26" style:family="paragraph" style:parent-style-name="Standard">
      <style:paragraph-properties fo:text-align="justify" style:justify-single-word="false"/>
      <style:text-properties officeooo:rsid="0053573e" officeooo:paragraph-rsid="0053573e"/>
    </style:style>
    <style:style style:name="P27" style:family="paragraph" style:parent-style-name="Standard">
      <style:paragraph-properties fo:text-align="justify" style:justify-single-word="false"/>
      <style:text-properties officeooo:rsid="00564652" officeooo:paragraph-rsid="00564652"/>
    </style:style>
    <style:style style:name="P28" style:family="paragraph" style:parent-style-name="Standard">
      <style:paragraph-properties fo:text-align="justify" style:justify-single-word="false"/>
      <style:text-properties officeooo:rsid="0064d6e0" officeooo:paragraph-rsid="006d13b0"/>
    </style:style>
    <style:style style:name="P29" style:family="paragraph" style:parent-style-name="Standard">
      <style:paragraph-properties fo:text-align="justify" style:justify-single-word="false"/>
      <style:text-properties officeooo:rsid="0073322d" officeooo:paragraph-rsid="0073322d"/>
    </style:style>
    <style:style style:name="P30" style:family="paragraph" style:parent-style-name="Standard">
      <style:paragraph-properties fo:text-align="justify" style:justify-single-word="false" fo:break-before="page"/>
      <style:text-properties officeooo:rsid="007ae765" officeooo:paragraph-rsid="00865916"/>
    </style:style>
    <style:style style:name="P31" style:family="paragraph" style:parent-style-name="Standard">
      <style:paragraph-properties fo:text-align="justify" style:justify-single-word="false"/>
      <style:text-properties officeooo:rsid="007ae765" officeooo:paragraph-rsid="00865916"/>
    </style:style>
    <style:style style:name="P32" style:family="paragraph" style:parent-style-name="Standard">
      <style:paragraph-properties fo:text-align="justify" style:justify-single-word="false"/>
      <style:text-properties officeooo:rsid="007ae765" officeooo:paragraph-rsid="007ae765"/>
    </style:style>
    <style:style style:name="P33" style:family="paragraph" style:parent-style-name="Standard">
      <style:paragraph-properties fo:text-align="justify" style:justify-single-word="false"/>
      <style:text-properties style:font-name="Liberation Mono" officeooo:rsid="007ae765" officeooo:paragraph-rsid="00865916"/>
    </style:style>
    <style:style style:name="P34" style:family="paragraph" style:parent-style-name="Standard">
      <style:paragraph-properties fo:text-align="justify" style:justify-single-word="false"/>
      <style:text-properties style:font-name="Liberation Mono" officeooo:rsid="00865916" officeooo:paragraph-rsid="00865916"/>
    </style:style>
    <style:style style:name="P35" style:family="paragraph" style:parent-style-name="Standard">
      <style:paragraph-properties fo:text-align="justify" style:justify-single-word="false"/>
      <style:text-properties officeooo:rsid="00865916" officeooo:paragraph-rsid="00865916"/>
    </style:style>
    <style:style style:name="P36" style:family="paragraph" style:parent-style-name="Standard">
      <style:paragraph-properties fo:text-align="justify" style:justify-single-word="false"/>
      <style:text-properties officeooo:rsid="0090dbea" officeooo:paragraph-rsid="0090dbea"/>
    </style:style>
    <style:style style:name="P37" style:family="paragraph" style:parent-style-name="Standard">
      <style:paragraph-properties fo:text-align="justify" style:justify-single-word="false" fo:break-before="page"/>
      <style:text-properties officeooo:rsid="0092e5d4" officeooo:paragraph-rsid="0093608d"/>
    </style:style>
    <style:style style:name="P38" style:family="paragraph" style:parent-style-name="Standard">
      <style:paragraph-properties fo:text-align="justify" style:justify-single-word="false"/>
      <style:text-properties officeooo:rsid="0092e5d4" officeooo:paragraph-rsid="0093608d"/>
    </style:style>
    <style:style style:name="P39" style:family="paragraph" style:parent-style-name="Standard">
      <style:paragraph-properties fo:text-align="justify" style:justify-single-word="false"/>
      <style:text-properties officeooo:rsid="0092e5d4" officeooo:paragraph-rsid="00939825"/>
    </style:style>
    <style:style style:name="P40" style:family="paragraph" style:parent-style-name="Standard">
      <style:paragraph-properties fo:text-align="justify" style:justify-single-word="false"/>
      <style:text-properties officeooo:rsid="0092e5d4" officeooo:paragraph-rsid="0094c7a4"/>
    </style:style>
    <style:style style:name="P41" style:family="paragraph" style:parent-style-name="Standard">
      <style:paragraph-properties fo:text-align="justify" style:justify-single-word="false"/>
      <style:text-properties officeooo:rsid="0096886b" officeooo:paragraph-rsid="0096886b"/>
    </style:style>
    <style:style style:name="P42" style:family="paragraph" style:parent-style-name="Standard">
      <style:paragraph-properties fo:text-align="justify" style:justify-single-word="false"/>
      <style:text-properties officeooo:rsid="0096886b" officeooo:paragraph-rsid="0096ee9e"/>
    </style:style>
    <style:style style:name="P43" style:family="paragraph" style:parent-style-name="Standard">
      <style:paragraph-properties fo:text-align="justify" style:justify-single-word="false" fo:break-before="page"/>
      <style:text-properties officeooo:rsid="0099b08d" officeooo:paragraph-rsid="0099b08d"/>
    </style:style>
    <style:style style:name="P44" style:family="paragraph" style:parent-style-name="Standard">
      <style:paragraph-properties fo:text-align="justify" style:justify-single-word="false"/>
      <style:text-properties officeooo:rsid="0099b08d" officeooo:paragraph-rsid="0099b08d"/>
    </style:style>
    <style:style style:name="P45" style:family="paragraph" style:parent-style-name="Standard">
      <style:paragraph-properties fo:text-align="justify" style:justify-single-word="false"/>
      <style:text-properties officeooo:rsid="009cbd6a" officeooo:paragraph-rsid="009cbd6a"/>
    </style:style>
    <style:style style:name="P46" style:family="paragraph" style:parent-style-name="Standard">
      <style:paragraph-properties fo:text-align="justify" style:justify-single-word="false"/>
      <style:text-properties officeooo:rsid="00a2c0a1" officeooo:paragraph-rsid="00a4cc3c"/>
    </style:style>
    <style:style style:name="P47" style:family="paragraph" style:parent-style-name="Standard">
      <style:paragraph-properties fo:text-align="justify" style:justify-single-word="false"/>
      <style:text-properties officeooo:rsid="00a7a0d4" officeooo:paragraph-rsid="00a7a0d4"/>
    </style:style>
    <style:style style:name="P48" style:family="paragraph" style:parent-style-name="Standard">
      <style:paragraph-properties fo:text-align="justify" style:justify-single-word="false"/>
      <style:text-properties officeooo:rsid="00a7a0d4" officeooo:paragraph-rsid="00a81bc9"/>
    </style:style>
    <style:style style:name="P49" style:family="paragraph" style:parent-style-name="Standard">
      <style:paragraph-properties fo:text-align="justify" style:justify-single-word="false"/>
      <style:text-properties officeooo:rsid="00a7a0d4" officeooo:paragraph-rsid="00a9aee9"/>
    </style:style>
    <style:style style:name="P50" style:family="paragraph" style:parent-style-name="Standard">
      <style:paragraph-properties fo:text-align="justify" style:justify-single-word="false"/>
      <style:text-properties officeooo:rsid="00a7a0d4" officeooo:paragraph-rsid="00efb4dc"/>
    </style:style>
    <style:style style:name="P51" style:family="paragraph" style:parent-style-name="Standard">
      <style:paragraph-properties fo:text-align="justify" style:justify-single-word="false" fo:break-before="page"/>
      <style:text-properties officeooo:rsid="00ae27db" officeooo:paragraph-rsid="00ae27db"/>
    </style:style>
    <style:style style:name="P52" style:family="paragraph" style:parent-style-name="Standard">
      <style:paragraph-properties fo:text-align="justify" style:justify-single-word="false"/>
      <style:text-properties officeooo:rsid="00ae27db" officeooo:paragraph-rsid="00ae27db"/>
    </style:style>
    <style:style style:name="P53" style:family="paragraph" style:parent-style-name="Standard">
      <style:paragraph-properties fo:text-align="justify" style:justify-single-word="false"/>
      <style:text-properties officeooo:rsid="00b1f65e" officeooo:paragraph-rsid="00b1f65e"/>
    </style:style>
    <style:style style:name="P54" style:family="paragraph" style:parent-style-name="Standard">
      <style:paragraph-properties fo:text-align="justify" style:justify-single-word="false"/>
      <style:text-properties officeooo:rsid="00b84a5b" officeooo:paragraph-rsid="00b84a5b"/>
    </style:style>
    <style:style style:name="P55" style:family="paragraph" style:parent-style-name="Standard">
      <style:paragraph-properties fo:text-align="justify" style:justify-single-word="false"/>
      <style:text-properties officeooo:rsid="00cf25b6" officeooo:paragraph-rsid="013cef74"/>
    </style:style>
    <style:style style:name="P56" style:family="paragraph" style:parent-style-name="Standard">
      <style:paragraph-properties fo:text-align="justify" style:justify-single-word="false"/>
      <style:text-properties officeooo:rsid="00d19fa2" officeooo:paragraph-rsid="00d19fa2"/>
    </style:style>
    <style:style style:name="P57" style:family="paragraph" style:parent-style-name="Standard">
      <style:paragraph-properties fo:text-align="justify" style:justify-single-word="false"/>
      <style:text-properties officeooo:rsid="00d71e85" officeooo:paragraph-rsid="00d71e85"/>
    </style:style>
    <style:style style:name="P58" style:family="paragraph" style:parent-style-name="Standard">
      <style:paragraph-properties fo:text-align="justify" style:justify-single-word="false"/>
      <style:text-properties officeooo:rsid="00d90249" officeooo:paragraph-rsid="00d90249"/>
    </style:style>
    <style:style style:name="P59" style:family="paragraph" style:parent-style-name="Standard">
      <style:paragraph-properties fo:text-align="justify" style:justify-single-word="false"/>
      <style:text-properties officeooo:rsid="00e6e9a1" officeooo:paragraph-rsid="00e6e9a1"/>
    </style:style>
    <style:style style:name="P60" style:family="paragraph" style:parent-style-name="Standard">
      <style:paragraph-properties fo:text-align="justify" style:justify-single-word="false"/>
      <style:text-properties officeooo:rsid="00ecb709" officeooo:paragraph-rsid="00ecb709"/>
    </style:style>
    <style:style style:name="P61" style:family="paragraph" style:parent-style-name="Standard">
      <style:paragraph-properties fo:text-align="justify" style:justify-single-word="false"/>
      <style:text-properties officeooo:rsid="00ecb709" officeooo:paragraph-rsid="00f96f73"/>
    </style:style>
    <style:style style:name="P62" style:family="paragraph" style:parent-style-name="Standard">
      <style:paragraph-properties fo:text-align="justify" style:justify-single-word="false"/>
      <style:text-properties officeooo:rsid="00ecb709" officeooo:paragraph-rsid="016f6a23"/>
    </style:style>
    <style:style style:name="P63" style:family="paragraph" style:parent-style-name="Standard">
      <style:paragraph-properties fo:text-align="justify" style:justify-single-word="false"/>
      <style:text-properties fo:font-size="12pt" officeooo:rsid="00ed0926" officeooo:paragraph-rsid="00ed0926" style:font-size-asian="12pt" style:font-size-complex="12pt"/>
    </style:style>
    <style:style style:name="P64" style:family="paragraph" style:parent-style-name="Standard">
      <style:paragraph-properties fo:text-align="justify" style:justify-single-word="false"/>
      <style:text-properties fo:font-size="12pt" officeooo:rsid="0113a77e" officeooo:paragraph-rsid="0113a77e" style:font-size-asian="12pt" style:font-size-complex="12pt"/>
    </style:style>
    <style:style style:name="P65" style:family="paragraph" style:parent-style-name="Standard">
      <style:paragraph-properties fo:text-align="justify" style:justify-single-word="false"/>
      <style:text-properties fo:font-size="12pt" officeooo:rsid="014c44ad" officeooo:paragraph-rsid="014c44ad" style:font-size-asian="12pt" style:font-size-complex="12pt"/>
    </style:style>
    <style:style style:name="P66" style:family="paragraph" style:parent-style-name="Standard">
      <style:paragraph-properties fo:text-align="justify" style:justify-single-word="false"/>
      <style:text-properties fo:font-size="12pt" officeooo:rsid="014c44ad" officeooo:paragraph-rsid="014fa435" style:font-size-asian="12pt" style:font-size-complex="12pt"/>
    </style:style>
    <style:style style:name="P67" style:family="paragraph" style:parent-style-name="Standard">
      <style:paragraph-properties fo:text-align="justify" style:justify-single-word="false"/>
      <style:text-properties fo:font-size="12pt" officeooo:rsid="014c44ad" officeooo:paragraph-rsid="01530cb2" style:font-size-asian="12pt" style:font-size-complex="12pt"/>
    </style:style>
    <style:style style:name="P68" style:family="paragraph" style:parent-style-name="Standard">
      <style:paragraph-properties fo:text-align="justify" style:justify-single-word="false"/>
      <style:text-properties fo:font-size="12pt" officeooo:rsid="014c44ad" officeooo:paragraph-rsid="0153c7d5" style:font-size-asian="12pt" style:font-size-complex="12pt"/>
    </style:style>
    <style:style style:name="P69" style:family="paragraph" style:parent-style-name="Standard">
      <style:paragraph-properties fo:text-align="justify" style:justify-single-word="false"/>
      <style:text-properties fo:font-size="12pt" officeooo:rsid="015728f8" officeooo:paragraph-rsid="015728f8" style:font-size-asian="12pt" style:font-size-complex="12pt"/>
    </style:style>
    <style:style style:name="P70" style:family="paragraph" style:parent-style-name="Standard">
      <style:paragraph-properties fo:text-align="justify" style:justify-single-word="false"/>
      <style:text-properties fo:font-size="12pt" officeooo:rsid="01a0aa1a" officeooo:paragraph-rsid="01a0aa1a" style:font-size-asian="12pt" style:font-size-complex="12pt"/>
    </style:style>
    <style:style style:name="P71" style:family="paragraph" style:parent-style-name="Standard">
      <style:paragraph-properties fo:text-align="justify" style:justify-single-word="false"/>
      <style:text-properties fo:font-size="12pt" officeooo:rsid="01a22ca8" officeooo:paragraph-rsid="01a22ca8" style:font-size-asian="12pt" style:font-size-complex="12pt"/>
    </style:style>
    <style:style style:name="P72" style:family="paragraph" style:parent-style-name="Standard">
      <style:paragraph-properties fo:text-align="justify" style:justify-single-word="false"/>
      <style:text-properties fo:font-size="12pt" officeooo:rsid="01a6f68a" officeooo:paragraph-rsid="01a70856" style:font-size-asian="12pt" style:font-size-complex="12pt"/>
    </style:style>
    <style:style style:name="P73" style:family="paragraph" style:parent-style-name="Standard">
      <style:paragraph-properties fo:text-align="justify" style:justify-single-word="false"/>
      <style:text-properties fo:font-size="12pt" officeooo:rsid="01a6f68a" officeooo:paragraph-rsid="01a8748a" style:font-size-asian="12pt" style:font-size-complex="12pt"/>
    </style:style>
    <style:style style:name="P74" style:family="paragraph" style:parent-style-name="Standard">
      <style:paragraph-properties fo:text-align="justify" style:justify-single-word="false"/>
      <style:text-properties fo:font-size="12pt" officeooo:rsid="01aaf7fe" officeooo:paragraph-rsid="01aaf7fe" style:font-size-asian="12pt" style:font-size-complex="12pt"/>
    </style:style>
    <style:style style:name="P75" style:family="paragraph" style:parent-style-name="Standard" style:master-page-name="">
      <loext:graphic-properties draw:fill-gradient-name="gradient" draw:fill-hatch-name="hatch"/>
      <style:paragraph-properties fo:margin-left="0.25in" fo:margin-right="0.25in" fo:text-align="justify" style:justify-single-word="false" fo:text-indent="0in" style:auto-text-indent="false" style:page-number="auto"/>
      <style:text-properties fo:font-size="12pt" officeooo:rsid="01ae28b1" officeooo:paragraph-rsid="01ae28b1" style:font-size-asian="12pt" style:font-size-complex="12pt"/>
    </style:style>
    <style:style style:name="P76"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ae28b1" officeooo:paragraph-rsid="01ae28b1" style:font-size-asian="12pt" style:font-size-complex="12pt"/>
    </style:style>
    <style:style style:name="P77"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afa261" officeooo:paragraph-rsid="01afa261" style:font-size-asian="12pt" style:font-size-complex="12pt"/>
    </style:style>
    <style:style style:name="P78" style:family="paragraph" style:parent-style-name="Standard">
      <style:paragraph-properties fo:text-align="justify" style:justify-single-word="false"/>
      <style:text-properties fo:font-size="12pt" officeooo:rsid="01b0863d" officeooo:paragraph-rsid="01b0863d" style:font-size-asian="12pt" style:font-size-complex="12pt"/>
    </style:style>
    <style:style style:name="P79"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b0863d" officeooo:paragraph-rsid="01b0863d" style:font-size-asian="12pt" style:font-size-complex="12pt"/>
    </style:style>
    <style:style style:name="P80" style:family="paragraph" style:parent-style-name="Standard">
      <style:paragraph-properties fo:text-align="justify" style:justify-single-word="false"/>
      <style:text-properties fo:font-size="12pt" officeooo:rsid="01b766af" officeooo:paragraph-rsid="01b766af" style:font-size-asian="12pt" style:font-size-complex="12pt"/>
    </style:style>
    <style:style style:name="P81" style:family="paragraph" style:parent-style-name="Standard">
      <style:paragraph-properties fo:margin-left="0.7874in" fo:margin-right="0in" fo:text-align="justify" style:justify-single-word="false" fo:text-indent="0in" style:auto-text-indent="false"/>
      <style:text-properties fo:font-size="12pt" officeooo:rsid="01b766af" officeooo:paragraph-rsid="01b766af" style:font-size-asian="12pt" style:font-size-complex="12pt"/>
    </style:style>
    <style:style style:name="P82" style:family="paragraph" style:parent-style-name="Standard">
      <style:paragraph-properties fo:text-align="justify" style:justify-single-word="false"/>
      <style:text-properties fo:font-size="12pt" officeooo:rsid="01bb05f7" officeooo:paragraph-rsid="01bb05f7" style:font-size-asian="12pt" style:font-size-complex="12pt"/>
    </style:style>
    <style:style style:name="P83" style:family="paragraph" style:parent-style-name="Standard">
      <style:paragraph-properties fo:text-align="justify" style:justify-single-word="false"/>
      <style:text-properties fo:font-size="12pt" officeooo:rsid="01c5296e" officeooo:paragraph-rsid="01c5296e" style:font-size-asian="12pt" style:font-size-complex="12pt"/>
    </style:style>
    <style:style style:name="P84"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c813a5" officeooo:paragraph-rsid="01c813a5" style:font-size-asian="12pt" style:font-size-complex="12pt"/>
    </style:style>
    <style:style style:name="P8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14c44ad" officeooo:paragraph-rsid="014c44ad" style:font-size-asian="12pt" style:font-weight-asian="bold" style:font-size-complex="12pt" style:font-weight-complex="bold"/>
    </style:style>
    <style:style style:name="P86" style:family="paragraph" style:parent-style-name="Standard">
      <style:paragraph-properties fo:text-align="justify" style:justify-single-word="false" fo:break-before="column"/>
      <style:text-properties fo:font-size="12pt" style:text-underline-style="solid" style:text-underline-width="auto" style:text-underline-color="font-color" fo:font-weight="bold" officeooo:rsid="014c44ad" officeooo:paragraph-rsid="014c44ad" style:font-size-asian="12pt" style:font-weight-asian="bold" style:font-size-complex="12pt" style:font-weight-complex="bold"/>
    </style:style>
    <style:style style:name="P87" style:family="paragraph" style:parent-style-name="Standard">
      <style:paragraph-properties fo:text-align="justify" style:justify-single-word="false"/>
      <style:text-properties officeooo:paragraph-rsid="0035cf30"/>
    </style:style>
    <style:style style:name="P88" style:family="paragraph" style:parent-style-name="Standard">
      <style:paragraph-properties fo:text-align="center" style:justify-single-word="false" fo:break-before="page"/>
      <style:text-properties fo:font-size="20pt" officeooo:rsid="002de6d2" officeooo:paragraph-rsid="002de6d2" style:font-size-asian="20pt" style:font-size-complex="20pt"/>
    </style:style>
    <style:style style:name="P89" style:family="paragraph" style:parent-style-name="Standard">
      <style:paragraph-properties fo:text-align="justify" style:justify-single-word="false"/>
      <style:text-properties officeooo:rsid="00f30b57" officeooo:paragraph-rsid="00f30b57"/>
    </style:style>
    <style:style style:name="P90" style:family="paragraph" style:parent-style-name="Standard">
      <style:paragraph-properties fo:text-align="justify" style:justify-single-word="false"/>
      <style:text-properties officeooo:rsid="00f832ce" officeooo:paragraph-rsid="00f832ce"/>
    </style:style>
    <style:style style:name="P91" style:family="paragraph" style:parent-style-name="Standard">
      <style:paragraph-properties fo:text-align="justify" style:justify-single-word="false" fo:break-before="page"/>
      <style:text-properties officeooo:rsid="01014825" officeooo:paragraph-rsid="019b2f91"/>
    </style:style>
    <style:style style:name="P92" style:family="paragraph" style:parent-style-name="Standard">
      <style:paragraph-properties fo:text-align="justify" style:justify-single-word="false"/>
      <style:text-properties officeooo:rsid="01014825" officeooo:paragraph-rsid="019b2f91"/>
    </style:style>
    <style:style style:name="P93" style:family="paragraph" style:parent-style-name="Standard">
      <style:paragraph-properties fo:text-align="center" style:justify-single-word="false"/>
      <style:text-properties fo:font-size="14pt" fo:font-weight="bold" officeooo:rsid="014c44ad" officeooo:paragraph-rsid="014c44ad" style:font-size-asian="14pt" style:font-weight-asian="bold" style:font-size-complex="14pt" style:font-weight-complex="bold"/>
    </style:style>
    <style:style style:name="P94" style:family="paragraph" style:parent-style-name="Standard">
      <style:paragraph-properties fo:text-align="center" style:justify-single-word="false" fo:break-before="page"/>
      <style:text-properties fo:font-size="14pt" fo:font-weight="bold" officeooo:rsid="01a0aa1a" officeooo:paragraph-rsid="01a0aa1a" style:font-size-asian="14pt" style:font-weight-asian="bold" style:font-size-complex="14pt" style:font-weight-complex="bold"/>
    </style:style>
    <style:style style:name="P95" style:family="paragraph" style:parent-style-name="Standard">
      <style:paragraph-properties fo:text-align="center" style:justify-single-word="false" fo:break-before="page"/>
      <style:text-properties fo:font-size="14pt" fo:font-weight="bold" officeooo:rsid="01a6f68a" officeooo:paragraph-rsid="01a8748a" style:font-size-asian="14pt" style:font-weight-asian="bold" style:font-size-complex="14pt" style:font-weight-complex="bold"/>
    </style:style>
    <style:style style:name="P96" style:family="paragraph" style:parent-style-name="Standard">
      <style:paragraph-properties fo:text-align="center" style:justify-single-word="false" fo:break-before="page"/>
      <style:text-properties fo:font-size="14pt" fo:font-weight="bold" officeooo:rsid="01bb05f7" officeooo:paragraph-rsid="01bb05f7" style:font-size-asian="14pt" style:font-weight-asian="bold" style:font-size-complex="14pt" style:font-weight-complex="bold"/>
    </style:style>
    <style:style style:name="P97" style:family="paragraph" style:parent-style-name="Standard">
      <style:paragraph-properties fo:text-align="justify" style:justify-single-word="false" fo:break-before="page"/>
      <style:text-properties officeooo:rsid="0024d1a1" officeooo:paragraph-rsid="0024d1a1"/>
    </style:style>
    <style:style style:name="P98" style:family="paragraph" style:parent-style-name="Standard">
      <style:paragraph-properties fo:text-align="justify" style:justify-single-word="false"/>
      <style:text-properties officeooo:rsid="00404313" officeooo:paragraph-rsid="00404313"/>
    </style:style>
    <style:style style:name="P99" style:family="paragraph" style:parent-style-name="Standard">
      <style:paragraph-properties fo:text-align="justify" style:justify-single-word="false"/>
      <style:text-properties officeooo:rsid="0093608d" officeooo:paragraph-rsid="00939825"/>
    </style:style>
    <style:style style:name="P100" style:family="paragraph" style:parent-style-name="Standard">
      <style:paragraph-properties fo:text-align="justify" style:justify-single-word="false"/>
      <style:text-properties officeooo:rsid="00a4cc3c" officeooo:paragraph-rsid="00a4cc3c"/>
    </style:style>
    <style:style style:name="P101" style:family="paragraph" style:parent-style-name="Standard">
      <style:paragraph-properties fo:text-align="justify" style:justify-single-word="false"/>
      <style:text-properties fo:font-weight="normal" officeooo:rsid="00cfeeda" officeooo:paragraph-rsid="00cf25b6" style:font-weight-asian="normal" style:font-weight-complex="normal"/>
    </style:style>
    <style:style style:name="P102" style:family="paragraph" style:parent-style-name="Standard">
      <style:paragraph-properties fo:text-align="justify" style:justify-single-word="false"/>
      <style:text-properties fo:font-weight="normal" officeooo:rsid="00d19fa2" officeooo:paragraph-rsid="00d19fa2" style:font-weight-asian="normal" style:font-weight-complex="normal"/>
    </style:style>
    <style:style style:name="P103" style:family="paragraph" style:parent-style-name="Standard">
      <style:paragraph-properties fo:text-align="justify" style:justify-single-word="false"/>
      <style:text-properties fo:font-weight="normal" officeooo:rsid="00e30c65" officeooo:paragraph-rsid="00e30c65" style:font-weight-asian="normal" style:font-weight-complex="normal"/>
    </style:style>
    <style:style style:name="P104" style:family="paragraph" style:parent-style-name="Standard">
      <style:paragraph-properties fo:text-align="justify" style:justify-single-word="false"/>
      <style:text-properties fo:font-weight="normal" officeooo:rsid="00e7a058" officeooo:paragraph-rsid="00e6e9a1" style:font-weight-asian="normal" style:font-weight-complex="normal"/>
    </style:style>
    <style:style style:name="P105" style:family="paragraph" style:parent-style-name="Standard">
      <style:paragraph-properties fo:text-align="justify" style:justify-single-word="false"/>
      <style:text-properties fo:font-weight="normal" officeooo:rsid="00e824ab" officeooo:paragraph-rsid="00e824ab" style:font-weight-asian="normal" style:font-weight-complex="normal"/>
    </style:style>
    <style:style style:name="P106" style:family="paragraph" style:parent-style-name="Standard">
      <style:paragraph-properties fo:text-align="justify" style:justify-single-word="false"/>
      <style:text-properties fo:font-weight="normal" officeooo:rsid="00f6453c" officeooo:paragraph-rsid="00f96f73" style:font-weight-asian="normal" style:font-weight-complex="normal"/>
    </style:style>
    <style:style style:name="P107" style:family="paragraph" style:parent-style-name="Standard">
      <style:paragraph-properties fo:text-align="justify" style:justify-single-word="false"/>
      <style:text-properties fo:font-weight="normal" officeooo:rsid="00f832ce" officeooo:paragraph-rsid="00ecb709" style:font-weight-asian="normal" style:font-weight-complex="normal"/>
    </style:style>
    <style:style style:name="P108" style:family="paragraph" style:parent-style-name="Standard">
      <style:paragraph-properties fo:text-align="justify" style:justify-single-word="false"/>
      <style:text-properties fo:font-weight="normal" officeooo:rsid="00f832ce" officeooo:paragraph-rsid="00f832ce" style:font-weight-asian="normal" style:font-weight-complex="normal"/>
    </style:style>
    <style:style style:name="P109" style:family="paragraph" style:parent-style-name="Standard">
      <style:paragraph-properties fo:text-align="justify" style:justify-single-word="false"/>
      <style:text-properties fo:font-weight="normal" officeooo:rsid="01014825" officeooo:paragraph-rsid="01014825" style:font-weight-asian="normal" style:font-weight-complex="normal"/>
    </style:style>
    <style:style style:name="P110" style:family="paragraph" style:parent-style-name="Standard">
      <style:paragraph-properties fo:text-align="justify" style:justify-single-word="false"/>
      <style:text-properties fo:font-weight="normal" officeooo:rsid="017ce485" officeooo:paragraph-rsid="019b2f91" style:font-weight-asian="normal" style:font-weight-complex="normal"/>
    </style:style>
    <style:style style:name="P111" style:family="paragraph" style:parent-style-name="Standard">
      <style:paragraph-properties fo:text-align="justify" style:justify-single-word="false"/>
      <style:text-properties officeooo:rsid="00a81bc9" officeooo:paragraph-rsid="00a9aee9"/>
    </style:style>
    <style:style style:name="P112" style:family="paragraph" style:parent-style-name="Standard" style:list-style-name="L1">
      <style:paragraph-properties fo:text-align="justify" style:justify-single-word="false"/>
      <style:text-properties officeooo:rsid="0099b08d" officeooo:paragraph-rsid="0099b08d"/>
    </style:style>
    <style:style style:name="P113" style:family="paragraph" style:parent-style-name="Standard" style:list-style-name="L1">
      <style:paragraph-properties fo:text-align="justify" style:justify-single-word="false"/>
      <style:text-properties officeooo:rsid="009b2335" officeooo:paragraph-rsid="009b2335"/>
    </style:style>
    <style:style style:name="P114" style:family="paragraph" style:parent-style-name="Standard" style:list-style-name="L1">
      <style:paragraph-properties fo:text-align="justify" style:justify-single-word="false"/>
      <style:text-properties officeooo:rsid="009cbd6a" officeooo:paragraph-rsid="009cbd6a"/>
    </style:style>
    <style:style style:name="P115" style:family="paragraph" style:parent-style-name="Standard" style:list-style-name="L2">
      <style:paragraph-properties fo:text-align="justify" style:justify-single-word="false"/>
      <style:text-properties officeooo:rsid="00ae27db" officeooo:paragraph-rsid="00ae27db"/>
    </style:style>
    <style:style style:name="P116" style:family="paragraph" style:parent-style-name="Standard" style:list-style-name="L2">
      <style:paragraph-properties fo:text-align="justify" style:justify-single-word="false"/>
      <style:text-properties officeooo:rsid="00b1f65e" officeooo:paragraph-rsid="00b1f65e"/>
    </style:style>
    <style:style style:name="P117" style:family="paragraph" style:parent-style-name="Standard" style:list-style-name="L3">
      <style:paragraph-properties fo:text-align="justify" style:justify-single-word="false"/>
      <style:text-properties fo:font-size="12pt" officeooo:rsid="01bb05f7" officeooo:paragraph-rsid="01bb05f7" style:font-size-asian="12pt" style:font-size-complex="12pt"/>
    </style:style>
    <style:style style:name="P118" style:family="paragraph" style:parent-style-name="Standard">
      <style:paragraph-properties fo:text-align="justify" style:justify-single-word="false"/>
      <style:text-properties fo:font-size="12pt" officeooo:rsid="014c44ad" officeooo:paragraph-rsid="014fa435" style:font-size-asian="12pt" style:font-size-complex="12pt"/>
    </style:style>
    <style:style style:name="P119" style:family="paragraph" style:parent-style-name="Standard">
      <style:paragraph-properties fo:text-align="justify" style:justify-single-word="false"/>
      <style:text-properties fo:font-size="12pt" officeooo:rsid="014c44ad" officeooo:paragraph-rsid="014c44ad" style:font-size-asian="12pt" style:font-size-complex="12pt"/>
    </style:style>
    <style:style style:name="P120" style:family="paragraph" style:parent-style-name="Standard">
      <style:paragraph-properties fo:text-align="justify" style:justify-single-word="false"/>
      <style:text-properties fo:font-size="12pt" officeooo:rsid="01cd077c" officeooo:paragraph-rsid="01cd077c" style:font-size-asian="12pt" style:font-size-complex="12pt"/>
    </style:style>
    <style:style style:name="P121" style:family="paragraph" style:parent-style-name="Standard">
      <style:paragraph-properties fo:text-align="justify" style:justify-single-word="false"/>
      <style:text-properties fo:font-size="12pt" officeooo:rsid="01ce4cb7" officeooo:paragraph-rsid="01ce4cb7" style:font-size-asian="12pt" style:font-size-complex="12pt"/>
    </style:style>
    <style:style style:name="P122" style:family="paragraph" style:parent-style-name="Standard">
      <style:paragraph-properties fo:text-align="justify" style:justify-single-word="false"/>
      <style:text-properties fo:font-size="12pt" officeooo:rsid="01d0d7f3" officeooo:paragraph-rsid="01d0d7f3" style:font-size-asian="12pt" style:font-size-complex="12pt"/>
    </style:style>
    <style:style style:name="P123" style:family="paragraph" style:parent-style-name="Standard" style:list-style-name="L3">
      <style:paragraph-properties fo:text-align="justify" style:justify-single-word="false"/>
      <style:text-properties fo:font-size="12pt" officeooo:rsid="00138cca" officeooo:paragraph-rsid="01d3b37e" style:font-size-asian="12pt" style:font-size-complex="12pt"/>
    </style:style>
    <style:style style:name="P124" style:family="paragraph" style:parent-style-name="Standard">
      <style:paragraph-properties fo:text-align="justify" style:justify-single-word="false"/>
      <style:text-properties fo:font-size="11pt" officeooo:rsid="014c44ad" officeooo:paragraph-rsid="014c44ad" style:font-size-asian="11pt" style:font-size-complex="11pt"/>
    </style:style>
    <style:style style:name="P125" style:family="paragraph" style:parent-style-name="Standard">
      <style:paragraph-properties fo:text-align="justify" style:justify-single-word="false"/>
      <style:text-properties fo:font-size="11pt" officeooo:rsid="014c44ad" officeooo:paragraph-rsid="01d0d7f3" style:font-size-asian="11pt" style:font-size-complex="11pt"/>
    </style:style>
    <style:style style:name="P126" style:family="paragraph" style:parent-style-name="Standard">
      <style:paragraph-properties fo:text-align="justify" style:justify-single-word="false" fo:break-before="page"/>
      <style:text-properties officeooo:rsid="00dedd8c" officeooo:paragraph-rsid="01d8d8fc"/>
    </style:style>
    <style:style style:name="P127" style:family="paragraph" style:parent-style-name="Standard">
      <style:paragraph-properties fo:text-align="justify" style:justify-single-word="false"/>
      <style:text-properties fo:font-style="italic" style:text-underline-style="none" fo:font-weight="normal" officeooo:rsid="00e824ab" officeooo:paragraph-rsid="00e824ab" style:font-style-asian="italic" style:font-weight-asian="normal" style:font-style-complex="italic" style:font-weight-complex="normal"/>
    </style:style>
    <style:style style:name="P128" style:family="paragraph" style:parent-style-name="Standard">
      <style:paragraph-properties fo:text-align="justify" style:justify-single-word="false"/>
      <style:text-properties fo:font-weight="normal" officeooo:rsid="00e30c65" officeooo:paragraph-rsid="00e30c65" style:font-weight-asian="normal" style:font-weight-complex="normal"/>
    </style:style>
    <style:style style:name="P129" style:family="paragraph" style:parent-style-name="Standard">
      <style:paragraph-properties fo:text-align="justify" style:justify-single-word="false"/>
      <style:text-properties officeooo:rsid="00a7a0d4" officeooo:paragraph-rsid="00a9aee9"/>
    </style:style>
    <style:style style:name="T1" style:family="text">
      <style:text-properties fo:font-weight="bold" style:font-weight-asian="bold" style:font-weight-complex="bold"/>
    </style:style>
    <style:style style:name="T2" style:family="text">
      <style:text-properties fo:font-weight="bold" officeooo:rsid="00169fd3" style:font-weight-asian="bold" style:font-weight-complex="bold"/>
    </style:style>
    <style:style style:name="T3" style:family="text">
      <style:text-properties fo:font-weight="bold" officeooo:rsid="0034dd24" style:font-weight-asian="bold" style:font-weight-complex="bold"/>
    </style:style>
    <style:style style:name="T4" style:family="text">
      <style:text-properties fo:font-weight="bold" officeooo:rsid="00404313" style:font-weight-asian="bold" style:font-weight-complex="bold"/>
    </style:style>
    <style:style style:name="T5" style:family="text">
      <style:text-properties fo:font-weight="bold" officeooo:rsid="005546c0" style:font-weight-asian="bold" style:font-weight-complex="bold"/>
    </style:style>
    <style:style style:name="T6" style:family="text">
      <style:text-properties fo:font-weight="bold" officeooo:rsid="006133b7" style:font-weight-asian="bold" style:font-weight-complex="bold"/>
    </style:style>
    <style:style style:name="T7" style:family="text">
      <style:text-properties fo:font-weight="bold" officeooo:rsid="00939825" style:font-weight-asian="bold" style:font-weight-complex="bold"/>
    </style:style>
    <style:style style:name="T8" style:family="text">
      <style:text-properties fo:font-weight="bold" officeooo:rsid="0094c7a4" style:font-weight-asian="bold" style:font-weight-complex="bold"/>
    </style:style>
    <style:style style:name="T9" style:family="text">
      <style:text-properties fo:font-weight="bold" officeooo:rsid="0096ee9e" style:font-weight-asian="bold" style:font-weight-complex="bold"/>
    </style:style>
    <style:style style:name="T10" style:family="text">
      <style:text-properties fo:font-weight="bold" officeooo:rsid="00cfeeda" style:font-weight-asian="bold" style:font-weight-complex="bold"/>
    </style:style>
    <style:style style:name="T11" style:family="text">
      <style:text-properties fo:font-weight="bold" officeooo:rsid="019cb9a5" style:font-weight-asian="bold" style:font-weight-complex="bold"/>
    </style:style>
    <style:style style:name="T12" style:family="text">
      <style:text-properties officeooo:rsid="00152f18"/>
    </style:style>
    <style:style style:name="T13" style:family="text">
      <style:text-properties officeooo:rsid="001697c0"/>
    </style:style>
    <style:style style:name="T14" style:family="text">
      <style:text-properties officeooo:rsid="00169fd3"/>
    </style:style>
    <style:style style:name="T15" style:family="text">
      <style:text-properties style:text-position="super 58%" fo:font-weight="bold" style:font-weight-asian="bold" style:font-weight-complex="bold"/>
    </style:style>
    <style:style style:name="T16" style:family="text">
      <style:text-properties style:text-position="super 58%" fo:font-weight="bold" officeooo:rsid="006133b7" style:font-weight-asian="bold" style:font-weight-complex="bold"/>
    </style:style>
    <style:style style:name="T17" style:family="text">
      <style:text-properties style:text-position="super 58%" fo:font-weight="bold" officeooo:rsid="019e34da" style:font-weight-asian="bold" style:font-weight-complex="bold"/>
    </style:style>
    <style:style style:name="T18" style:family="text">
      <style:text-properties style:text-position="super 58%" fo:font-style="italic" officeooo:rsid="01d302a3" style:font-style-asian="italic" style:font-style-complex="italic"/>
    </style:style>
    <style:style style:name="T19" style:family="text">
      <style:text-properties officeooo:rsid="001b1708"/>
    </style:style>
    <style:style style:name="T20" style:family="text">
      <style:text-properties officeooo:rsid="001c590e"/>
    </style:style>
    <style:style style:name="T21" style:family="text">
      <style:text-properties officeooo:rsid="00214e2d"/>
    </style:style>
    <style:style style:name="T22" style:family="text">
      <style:text-properties officeooo:rsid="0021f221"/>
    </style:style>
    <style:style style:name="T23" style:family="text">
      <style:text-properties officeooo:rsid="00227b22"/>
    </style:style>
    <style:style style:name="T24" style:family="text">
      <style:text-properties fo:font-style="italic" style:font-style-asian="italic" style:font-style-complex="italic"/>
    </style:style>
    <style:style style:name="T25" style:family="text">
      <style:text-properties fo:font-style="italic" officeooo:rsid="0034dd24" style:font-style-asian="italic" style:font-style-complex="italic"/>
    </style:style>
    <style:style style:name="T26" style:family="text">
      <style:text-properties fo:font-style="italic" officeooo:rsid="005546c0" style:font-style-asian="italic" style:font-style-complex="italic"/>
    </style:style>
    <style:style style:name="T27" style:family="text">
      <style:text-properties fo:font-style="italic" officeooo:rsid="00e1f4e1" style:font-style-asian="italic" style:font-style-complex="italic"/>
    </style:style>
    <style:style style:name="T28" style:family="text">
      <style:text-properties fo:font-style="italic" officeooo:rsid="01d302a3"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cfeeda" style:font-style-asian="italic" style:font-weight-asian="normal" style:font-style-complex="italic" style:font-weight-complex="normal"/>
    </style:style>
    <style:style style:name="T32" style:family="text">
      <style:text-properties fo:font-style="italic" fo:font-weight="normal" officeooo:rsid="00f6453c" style:font-style-asian="italic" style:font-weight-asian="normal" style:font-style-complex="italic" style:font-weight-complex="normal"/>
    </style:style>
    <style:style style:name="T33" style:family="text">
      <style:text-properties fo:font-style="italic" fo:font-weight="normal" officeooo:rsid="00fecc25" style:font-style-asian="italic" style:font-weight-asian="normal" style:font-style-complex="italic" style:font-weight-complex="normal"/>
    </style:style>
    <style:style style:name="T34" style:family="text">
      <style:text-properties fo:font-style="italic" fo:font-weight="normal" officeooo:rsid="0106965a" style:font-style-asian="italic" style:font-weight-asian="normal" style:font-style-complex="italic" style:font-weight-complex="normal"/>
    </style:style>
    <style:style style:name="T35" style:family="text">
      <style:text-properties officeooo:rsid="00235fb3"/>
    </style:style>
    <style:style style:name="T36" style:family="text">
      <style:text-properties officeooo:rsid="0023af9a"/>
    </style:style>
    <style:style style:name="T37" style:family="text">
      <style:text-properties officeooo:rsid="0024d1a1"/>
    </style:style>
    <style:style style:name="T38" style:family="text">
      <style:text-properties officeooo:rsid="0028d826"/>
    </style:style>
    <style:style style:name="T39" style:family="text">
      <style:text-properties officeooo:rsid="0029fb2a"/>
    </style:style>
    <style:style style:name="T40" style:family="text">
      <style:text-properties officeooo:rsid="0030056d"/>
    </style:style>
    <style:style style:name="T41" style:family="text">
      <style:text-properties officeooo:rsid="003156cd"/>
    </style:style>
    <style:style style:name="T42" style:family="text">
      <style:text-properties officeooo:rsid="0034dd24"/>
    </style:style>
    <style:style style:name="T43" style:family="text">
      <style:text-properties officeooo:rsid="003ab867"/>
    </style:style>
    <style:style style:name="T44" style:family="text">
      <style:text-properties officeooo:rsid="00402e7d"/>
    </style:style>
    <style:style style:name="T45" style:family="text">
      <style:text-properties officeooo:rsid="00404313"/>
    </style:style>
    <style:style style:name="T46" style:family="text">
      <style:text-properties officeooo:rsid="0041eada"/>
    </style:style>
    <style:style style:name="T47" style:family="text">
      <style:text-properties officeooo:rsid="0042485a"/>
    </style:style>
    <style:style style:name="T48" style:family="text">
      <style:text-properties officeooo:rsid="0044ae84"/>
    </style:style>
    <style:style style:name="T49" style:family="text">
      <style:text-properties officeooo:rsid="00453ef9"/>
    </style:style>
    <style:style style:name="T50" style:family="text">
      <style:text-properties officeooo:rsid="0049d9b8"/>
    </style:style>
    <style:style style:name="T51" style:family="text">
      <style:text-properties officeooo:rsid="004e01b3"/>
    </style:style>
    <style:style style:name="T52" style:family="text">
      <style:text-properties officeooo:rsid="004fe3e2"/>
    </style:style>
    <style:style style:name="T53" style:family="text">
      <style:text-properties officeooo:rsid="00517b7c"/>
    </style:style>
    <style:style style:name="T54" style:family="text">
      <style:text-properties officeooo:rsid="00524121"/>
    </style:style>
    <style:style style:name="T55" style:family="text">
      <style:text-properties officeooo:rsid="0054f434"/>
    </style:style>
    <style:style style:name="T56" style:family="text">
      <style:text-properties officeooo:rsid="005546c0"/>
    </style:style>
    <style:style style:name="T57" style:family="text">
      <style:text-properties officeooo:rsid="00564652"/>
    </style:style>
    <style:style style:name="T58" style:family="text">
      <style:text-properties officeooo:rsid="0056846c"/>
    </style:style>
    <style:style style:name="T59" style:family="text">
      <style:text-properties officeooo:rsid="00598ec5"/>
    </style:style>
    <style:style style:name="T60" style:family="text">
      <style:text-properties officeooo:rsid="005c1b1d"/>
    </style:style>
    <style:style style:name="T61" style:family="text">
      <style:text-properties officeooo:rsid="005c537c"/>
    </style:style>
    <style:style style:name="T62" style:family="text">
      <style:text-properties officeooo:rsid="005fcda5"/>
    </style:style>
    <style:style style:name="T63" style:family="text">
      <style:text-properties officeooo:rsid="006133b7"/>
    </style:style>
    <style:style style:name="T64" style:family="text">
      <style:text-properties officeooo:rsid="0062f5c2"/>
    </style:style>
    <style:style style:name="T65" style:family="text">
      <style:text-properties officeooo:rsid="0066bed4"/>
    </style:style>
    <style:style style:name="T66" style:family="text">
      <style:text-properties officeooo:rsid="0068af03"/>
    </style:style>
    <style:style style:name="T67" style:family="text">
      <style:text-properties officeooo:rsid="006a901b"/>
    </style:style>
    <style:style style:name="T68" style:family="text">
      <style:text-properties officeooo:rsid="006b7e1a"/>
    </style:style>
    <style:style style:name="T69" style:family="text">
      <style:text-properties officeooo:rsid="006d13b0"/>
    </style:style>
    <style:style style:name="T70" style:family="text">
      <style:text-properties officeooo:rsid="006dd997"/>
    </style:style>
    <style:style style:name="T71" style:family="text">
      <style:text-properties officeooo:rsid="006fb02b"/>
    </style:style>
    <style:style style:name="T72" style:family="text">
      <style:text-properties fo:font-size="14pt" style:text-underline-style="solid" style:text-underline-width="auto" style:text-underline-color="font-color" fo:font-weight="bold" officeooo:rsid="006fb02b" style:font-size-asian="14pt" style:font-weight-asian="bold" style:font-size-complex="14pt" style:font-weight-complex="bold"/>
    </style:style>
    <style:style style:name="T73" style:family="text">
      <style:text-properties officeooo:rsid="00744af9"/>
    </style:style>
    <style:style style:name="T74" style:family="text">
      <style:text-properties officeooo:rsid="0075e77d"/>
    </style:style>
    <style:style style:name="T75" style:family="text">
      <style:text-properties officeooo:rsid="007a21ec"/>
    </style:style>
    <style:style style:name="T76" style:family="text">
      <style:text-properties officeooo:rsid="007ae765"/>
    </style:style>
    <style:style style:name="T77" style:family="text">
      <style:text-properties officeooo:rsid="007cc503"/>
    </style:style>
    <style:style style:name="T78" style:family="text">
      <style:text-properties officeooo:rsid="007e9960"/>
    </style:style>
    <style:style style:name="T79" style:family="text">
      <style:text-properties officeooo:rsid="0080edc7"/>
    </style:style>
    <style:style style:name="T80" style:family="text">
      <style:text-properties officeooo:rsid="0083d3e5"/>
    </style:style>
    <style:style style:name="T81" style:family="text">
      <style:text-properties officeooo:rsid="00842f66"/>
    </style:style>
    <style:style style:name="T82" style:family="text">
      <style:text-properties officeooo:rsid="0084742c"/>
    </style:style>
    <style:style style:name="T83" style:family="text">
      <style:text-properties officeooo:rsid="0084acc7"/>
    </style:style>
    <style:style style:name="T84" style:family="text">
      <style:text-properties officeooo:rsid="0085f1b7"/>
    </style:style>
    <style:style style:name="T85" style:family="text">
      <style:text-properties officeooo:rsid="00865916"/>
    </style:style>
    <style:style style:name="T86" style:family="text">
      <style:text-properties officeooo:rsid="00868754"/>
    </style:style>
    <style:style style:name="T87" style:family="text">
      <style:text-properties officeooo:rsid="00892a15"/>
    </style:style>
    <style:style style:name="T88" style:family="text">
      <style:text-properties officeooo:rsid="0089bb89"/>
    </style:style>
    <style:style style:name="T89" style:family="text">
      <style:text-properties officeooo:rsid="008ba7b9"/>
    </style:style>
    <style:style style:name="T90" style:family="text">
      <style:text-properties officeooo:rsid="008feb21"/>
    </style:style>
    <style:style style:name="T91" style:family="text">
      <style:text-properties officeooo:rsid="0093608d"/>
    </style:style>
    <style:style style:name="T92" style:family="text">
      <style:text-properties officeooo:rsid="00939825"/>
    </style:style>
    <style:style style:name="T93" style:family="text">
      <style:text-properties officeooo:rsid="0094c7a4"/>
    </style:style>
    <style:style style:name="T94" style:family="text">
      <style:text-properties officeooo:rsid="0096886b"/>
    </style:style>
    <style:style style:name="T95" style:family="text">
      <style:text-properties officeooo:rsid="0096ee9e"/>
    </style:style>
    <style:style style:name="T96" style:family="text">
      <style:text-properties officeooo:rsid="0098262c"/>
    </style:style>
    <style:style style:name="T97" style:family="text">
      <style:text-properties officeooo:rsid="009b2335"/>
    </style:style>
    <style:style style:name="T98" style:family="text">
      <style:text-properties officeooo:rsid="009cbd6a"/>
    </style:style>
    <style:style style:name="T99" style:family="text">
      <style:text-properties officeooo:rsid="009cfcb6"/>
    </style:style>
    <style:style style:name="T100" style:family="text">
      <style:text-properties officeooo:rsid="00a02e27"/>
    </style:style>
    <style:style style:name="T101" style:family="text">
      <style:text-properties officeooo:rsid="00a17887"/>
    </style:style>
    <style:style style:name="T102" style:family="text">
      <style:text-properties officeooo:rsid="00a2c0a1"/>
    </style:style>
    <style:style style:name="T103" style:family="text">
      <style:text-properties officeooo:rsid="00a4cc3c"/>
    </style:style>
    <style:style style:name="T104" style:family="text">
      <style:text-properties officeooo:rsid="00a753f6"/>
    </style:style>
    <style:style style:name="T105" style:family="text">
      <style:text-properties officeooo:rsid="00a75829"/>
    </style:style>
    <style:style style:name="T106" style:family="text">
      <style:text-properties officeooo:rsid="00a81bc9"/>
    </style:style>
    <style:style style:name="T107" style:family="text">
      <style:text-properties officeooo:rsid="00a9aee9"/>
    </style:style>
    <style:style style:name="T108" style:family="text">
      <style:text-properties officeooo:rsid="00ab487e"/>
    </style:style>
    <style:style style:name="T109" style:family="text">
      <style:text-properties officeooo:rsid="00ac4e58"/>
    </style:style>
    <style:style style:name="T110" style:family="text">
      <style:text-properties officeooo:rsid="00acaed1"/>
    </style:style>
    <style:style style:name="T111" style:family="text">
      <style:text-properties officeooo:rsid="00af4e66"/>
    </style:style>
    <style:style style:name="T112" style:family="text">
      <style:text-properties officeooo:rsid="00b0270a"/>
    </style:style>
    <style:style style:name="T113" style:family="text">
      <style:text-properties officeooo:rsid="00b1f65e"/>
    </style:style>
    <style:style style:name="T114" style:family="text">
      <style:text-properties officeooo:rsid="00b35e87"/>
    </style:style>
    <style:style style:name="T115" style:family="text">
      <style:text-properties officeooo:rsid="00b3a025"/>
    </style:style>
    <style:style style:name="T116" style:family="text">
      <style:text-properties officeooo:rsid="00b4b3d3"/>
    </style:style>
    <style:style style:name="T117" style:family="text">
      <style:text-properties officeooo:rsid="00b664fc"/>
    </style:style>
    <style:style style:name="T118" style:family="text">
      <style:text-properties officeooo:rsid="00b7c9d0"/>
    </style:style>
    <style:style style:name="T119" style:family="text">
      <style:text-properties officeooo:rsid="00b92acf"/>
    </style:style>
    <style:style style:name="T120" style:family="text">
      <style:text-properties officeooo:rsid="00bca6a5"/>
    </style:style>
    <style:style style:name="T121" style:family="text">
      <style:text-properties officeooo:rsid="00c09c38"/>
    </style:style>
    <style:style style:name="T122" style:family="text">
      <style:text-properties officeooo:rsid="00c1f037"/>
    </style:style>
    <style:style style:name="T123" style:family="text">
      <style:text-properties officeooo:rsid="00c4e234"/>
    </style:style>
    <style:style style:name="T124" style:family="text">
      <style:text-properties officeooo:rsid="00c5426b"/>
    </style:style>
    <style:style style:name="T125" style:family="text">
      <style:text-properties officeooo:rsid="00c6ad60"/>
    </style:style>
    <style:style style:name="T126" style:family="text">
      <style:text-properties officeooo:rsid="00c9543e"/>
    </style:style>
    <style:style style:name="T127" style:family="text">
      <style:text-properties officeooo:rsid="00ca299e"/>
    </style:style>
    <style:style style:name="T128" style:family="text">
      <style:text-properties fo:font-weight="normal" style:font-weight-asian="normal" style:font-weight-complex="normal"/>
    </style:style>
    <style:style style:name="T129" style:family="text">
      <style:text-properties fo:font-weight="normal" officeooo:rsid="00cfeeda" style:font-weight-asian="normal" style:font-weight-complex="normal"/>
    </style:style>
    <style:style style:name="T130" style:family="text">
      <style:text-properties fo:font-weight="normal" officeooo:rsid="00df68a6" style:font-weight-asian="normal" style:font-weight-complex="normal"/>
    </style:style>
    <style:style style:name="T131" style:family="text">
      <style:text-properties fo:font-weight="normal" officeooo:rsid="00e30c65" style:font-weight-asian="normal" style:font-weight-complex="normal"/>
    </style:style>
    <style:style style:name="T132" style:family="text">
      <style:text-properties fo:font-weight="normal" officeooo:rsid="00e47c8e" style:font-weight-asian="normal" style:font-weight-complex="normal"/>
    </style:style>
    <style:style style:name="T133" style:family="text">
      <style:text-properties fo:font-weight="normal" officeooo:rsid="00e4f59b" style:font-weight-asian="normal" style:font-weight-complex="normal"/>
    </style:style>
    <style:style style:name="T134" style:family="text">
      <style:text-properties fo:font-weight="normal" officeooo:rsid="00e7a058" style:font-weight-asian="normal" style:font-weight-complex="normal"/>
    </style:style>
    <style:style style:name="T135" style:family="text">
      <style:text-properties fo:font-weight="normal" officeooo:rsid="00f30b57" style:font-weight-asian="normal" style:font-weight-complex="normal"/>
    </style:style>
    <style:style style:name="T136" style:family="text">
      <style:text-properties fo:font-weight="normal" officeooo:rsid="00f4b5e7" style:font-weight-asian="normal" style:font-weight-complex="normal"/>
    </style:style>
    <style:style style:name="T137" style:family="text">
      <style:text-properties fo:font-weight="normal" officeooo:rsid="00f50371" style:font-weight-asian="normal" style:font-weight-complex="normal"/>
    </style:style>
    <style:style style:name="T138" style:family="text">
      <style:text-properties fo:font-weight="normal" officeooo:rsid="00f6453c" style:font-weight-asian="normal" style:font-weight-complex="normal"/>
    </style:style>
    <style:style style:name="T139" style:family="text">
      <style:text-properties fo:font-weight="normal" officeooo:rsid="00f655ad" style:font-weight-asian="normal" style:font-weight-complex="normal"/>
    </style:style>
    <style:style style:name="T140" style:family="text">
      <style:text-properties fo:font-weight="normal" officeooo:rsid="00f825b9" style:font-weight-asian="normal" style:font-weight-complex="normal"/>
    </style:style>
    <style:style style:name="T141" style:family="text">
      <style:text-properties fo:font-weight="normal" officeooo:rsid="00f832ce" style:font-weight-asian="normal" style:font-weight-complex="normal"/>
    </style:style>
    <style:style style:name="T142" style:family="text">
      <style:text-properties fo:font-weight="normal" officeooo:rsid="00f84ec7" style:font-weight-asian="normal" style:font-weight-complex="normal"/>
    </style:style>
    <style:style style:name="T143" style:family="text">
      <style:text-properties fo:font-weight="normal" officeooo:rsid="00f96f73" style:font-weight-asian="normal" style:font-weight-complex="normal"/>
    </style:style>
    <style:style style:name="T144" style:family="text">
      <style:text-properties fo:font-weight="normal" officeooo:rsid="00fcd171" style:font-weight-asian="normal" style:font-weight-complex="normal"/>
    </style:style>
    <style:style style:name="T145" style:family="text">
      <style:text-properties fo:font-weight="normal" officeooo:rsid="00fd6930" style:font-weight-asian="normal" style:font-weight-complex="normal"/>
    </style:style>
    <style:style style:name="T146" style:family="text">
      <style:text-properties fo:font-weight="normal" officeooo:rsid="00fecc25" style:font-weight-asian="normal" style:font-weight-complex="normal"/>
    </style:style>
    <style:style style:name="T147" style:family="text">
      <style:text-properties fo:font-weight="normal" officeooo:rsid="0100a3d2" style:font-weight-asian="normal" style:font-weight-complex="normal"/>
    </style:style>
    <style:style style:name="T148" style:family="text">
      <style:text-properties fo:font-weight="normal" officeooo:rsid="01014825" style:font-weight-asian="normal" style:font-weight-complex="normal"/>
    </style:style>
    <style:style style:name="T149" style:family="text">
      <style:text-properties fo:font-weight="normal" officeooo:rsid="0102daad" style:font-weight-asian="normal" style:font-weight-complex="normal"/>
    </style:style>
    <style:style style:name="T150" style:family="text">
      <style:text-properties fo:font-weight="normal" officeooo:rsid="01065637" style:font-weight-asian="normal" style:font-weight-complex="normal"/>
    </style:style>
    <style:style style:name="T151" style:family="text">
      <style:text-properties fo:font-weight="normal" officeooo:rsid="0106965a" style:font-weight-asian="normal" style:font-weight-complex="normal"/>
    </style:style>
    <style:style style:name="T152" style:family="text">
      <style:text-properties fo:font-weight="normal" officeooo:rsid="01085b23" style:font-weight-asian="normal" style:font-weight-complex="normal"/>
    </style:style>
    <style:style style:name="T153" style:family="text">
      <style:text-properties fo:font-weight="normal" officeooo:rsid="013cef74" style:font-weight-asian="normal" style:font-weight-complex="normal"/>
    </style:style>
    <style:style style:name="T154" style:family="text">
      <style:text-properties fo:font-weight="normal" officeooo:rsid="013eec3c" style:font-weight-asian="normal" style:font-weight-complex="normal"/>
    </style:style>
    <style:style style:name="T155" style:family="text">
      <style:text-properties fo:font-weight="normal" officeooo:rsid="0140a6b7" style:font-weight-asian="normal" style:font-weight-complex="normal"/>
    </style:style>
    <style:style style:name="T156" style:family="text">
      <style:text-properties fo:font-weight="normal" officeooo:rsid="01496cfb" style:font-weight-asian="normal" style:font-weight-complex="normal"/>
    </style:style>
    <style:style style:name="T157" style:family="text">
      <style:text-properties fo:font-weight="normal" officeooo:rsid="014a932e" style:font-weight-asian="normal" style:font-weight-complex="normal"/>
    </style:style>
    <style:style style:name="T158" style:family="text">
      <style:text-properties fo:font-weight="normal" officeooo:rsid="016e54da" style:font-weight-asian="normal" style:font-weight-complex="normal"/>
    </style:style>
    <style:style style:name="T159" style:family="text">
      <style:text-properties fo:font-weight="normal" officeooo:rsid="0171a228" style:font-weight-asian="normal" style:font-weight-complex="normal"/>
    </style:style>
    <style:style style:name="T160" style:family="text">
      <style:text-properties fo:font-weight="normal" officeooo:rsid="01730727" style:font-weight-asian="normal" style:font-weight-complex="normal"/>
    </style:style>
    <style:style style:name="T161" style:family="text">
      <style:text-properties fo:font-weight="normal" officeooo:rsid="01760bd2" style:font-weight-asian="normal" style:font-weight-complex="normal"/>
    </style:style>
    <style:style style:name="T162" style:family="text">
      <style:text-properties fo:font-weight="normal" officeooo:rsid="01789d5d" style:font-weight-asian="normal" style:font-weight-complex="normal"/>
    </style:style>
    <style:style style:name="T163" style:family="text">
      <style:text-properties fo:font-weight="normal" officeooo:rsid="017b1be4" style:font-weight-asian="normal" style:font-weight-complex="normal"/>
    </style:style>
    <style:style style:name="T164" style:family="text">
      <style:text-properties fo:font-weight="normal" officeooo:rsid="017ce485" style:font-weight-asian="normal" style:font-weight-complex="normal"/>
    </style:style>
    <style:style style:name="T165" style:family="text">
      <style:text-properties fo:font-weight="normal" officeooo:rsid="01811585" style:font-weight-asian="normal" style:font-weight-complex="normal"/>
    </style:style>
    <style:style style:name="T166" style:family="text">
      <style:text-properties fo:font-weight="normal" officeooo:rsid="01824477" style:font-weight-asian="normal" style:font-weight-complex="normal"/>
    </style:style>
    <style:style style:name="T167" style:family="text">
      <style:text-properties fo:font-weight="normal" officeooo:rsid="01847d76" style:font-weight-asian="normal" style:font-weight-complex="normal"/>
    </style:style>
    <style:style style:name="T168" style:family="text">
      <style:text-properties fo:font-weight="normal" officeooo:rsid="01880fb5" style:font-weight-asian="normal" style:font-weight-complex="normal"/>
    </style:style>
    <style:style style:name="T169" style:family="text">
      <style:text-properties fo:font-weight="normal" officeooo:rsid="01d5eb8c" style:font-weight-asian="normal" style:font-weight-complex="normal"/>
    </style:style>
    <style:style style:name="T170" style:family="text">
      <style:text-properties style:font-name="Liberation Mono" fo:font-size="8pt" fo:font-style="italic" fo:font-weight="normal" officeooo:rsid="00cfeeda" style:font-size-asian="8pt" style:font-style-asian="italic" style:font-weight-asian="normal" style:font-size-complex="8pt" style:font-style-complex="italic" style:font-weight-complex="normal"/>
    </style:style>
    <style:style style:name="T171" style:family="text">
      <style:text-properties officeooo:rsid="00d1b159"/>
    </style:style>
    <style:style style:name="T172" style:family="text">
      <style:text-properties officeooo:rsid="00d35b8f"/>
    </style:style>
    <style:style style:name="T173" style:family="text">
      <style:text-properties officeooo:rsid="00d992f5"/>
    </style:style>
    <style:style style:name="T174" style:family="text">
      <style:text-properties officeooo:rsid="00dc3d42"/>
    </style:style>
    <style:style style:name="T175" style:family="text">
      <style:text-properties officeooo:rsid="00ddc24b"/>
    </style:style>
    <style:style style:name="T176" style:family="text">
      <style:text-properties officeooo:rsid="00df68a6"/>
    </style:style>
    <style:style style:name="T177" style:family="text">
      <style:text-properties officeooo:rsid="00dffe54"/>
    </style:style>
    <style:style style:name="T178" style:family="text">
      <style:text-properties officeooo:rsid="00e1f4e1"/>
    </style:style>
    <style:style style:name="T179" style:family="text">
      <style:text-properties fo:font-size="16pt" fo:font-weight="bold" style:font-size-asian="16pt" style:font-weight-asian="bold" style:font-size-complex="16pt" style:font-weight-complex="bold"/>
    </style:style>
    <style:style style:name="T180" style:family="text">
      <style:text-properties fo:font-size="16pt" fo:font-weight="bold" officeooo:rsid="0165fa8f" style:font-size-asian="16pt" style:font-weight-asian="bold" style:font-size-complex="16pt" style:font-weight-complex="bold"/>
    </style:style>
    <style:style style:name="T181" style:family="text">
      <style:text-properties fo:font-size="20pt" fo:font-weight="bold" style:font-size-asian="20pt" style:font-weight-asian="bold" style:font-size-complex="20pt" style:font-weight-complex="bold"/>
    </style:style>
    <style:style style:name="T182" style:family="text">
      <style:text-properties fo:font-size="20pt" fo:font-weight="bold" officeooo:rsid="01646f7d" style:font-size-asian="20pt" style:font-weight-asian="bold" style:font-size-complex="20pt" style:font-weight-complex="bold"/>
    </style:style>
    <style:style style:name="T183" style:family="text">
      <style:text-properties officeooo:rsid="00efb4dc"/>
    </style:style>
    <style:style style:name="T184" style:family="text">
      <style:text-properties officeooo:rsid="010dd5b1"/>
    </style:style>
    <style:style style:name="T185" style:family="text">
      <style:text-properties officeooo:rsid="010f5a58"/>
    </style:style>
    <style:style style:name="T186" style:family="text">
      <style:text-properties officeooo:rsid="0110f29e"/>
    </style:style>
    <style:style style:name="T187" style:family="text">
      <style:text-properties officeooo:rsid="0115e2ac"/>
    </style:style>
    <style:style style:name="T188" style:family="text">
      <style:text-properties officeooo:rsid="0117c2ce"/>
    </style:style>
    <style:style style:name="T189" style:family="text">
      <style:text-properties officeooo:rsid="01180749"/>
    </style:style>
    <style:style style:name="T190" style:family="text">
      <style:text-properties officeooo:rsid="01192fba"/>
    </style:style>
    <style:style style:name="T191" style:family="text">
      <style:text-properties officeooo:rsid="011c63c3"/>
    </style:style>
    <style:style style:name="T192" style:family="text">
      <style:text-properties officeooo:rsid="011d222a"/>
    </style:style>
    <style:style style:name="T193" style:family="text">
      <style:text-properties officeooo:rsid="011dba91"/>
    </style:style>
    <style:style style:name="T194" style:family="text">
      <style:text-properties officeooo:rsid="011ea84a"/>
    </style:style>
    <style:style style:name="T195" style:family="text">
      <style:text-properties officeooo:rsid="01227897"/>
    </style:style>
    <style:style style:name="T196" style:family="text">
      <style:text-properties officeooo:rsid="0123e8b8"/>
    </style:style>
    <style:style style:name="T197" style:family="text">
      <style:text-properties officeooo:rsid="01250b7b"/>
    </style:style>
    <style:style style:name="T198" style:family="text">
      <style:text-properties officeooo:rsid="01260b15"/>
    </style:style>
    <style:style style:name="T199" style:family="text">
      <style:text-properties officeooo:rsid="012716a9"/>
    </style:style>
    <style:style style:name="T200" style:family="text">
      <style:text-properties officeooo:rsid="01291ee2"/>
    </style:style>
    <style:style style:name="T201" style:family="text">
      <style:text-properties officeooo:rsid="012c912b"/>
    </style:style>
    <style:style style:name="T202" style:family="text">
      <style:text-properties officeooo:rsid="012fbc42"/>
    </style:style>
    <style:style style:name="T203" style:family="text">
      <style:text-properties officeooo:rsid="0130ecdd"/>
    </style:style>
    <style:style style:name="T204" style:family="text">
      <style:text-properties officeooo:rsid="0132120d"/>
    </style:style>
    <style:style style:name="T205" style:family="text">
      <style:text-properties officeooo:rsid="01360a90"/>
    </style:style>
    <style:style style:name="T206" style:family="text">
      <style:text-properties officeooo:rsid="014525ca"/>
    </style:style>
    <style:style style:name="T207" style:family="text">
      <style:text-properties officeooo:rsid="01516576"/>
    </style:style>
    <style:style style:name="T208" style:family="text">
      <style:text-properties officeooo:rsid="015ad14f"/>
    </style:style>
    <style:style style:name="T209" style:family="text">
      <style:text-properties officeooo:rsid="015cdddb"/>
    </style:style>
    <style:style style:name="T210" style:family="text">
      <style:text-properties officeooo:rsid="015fbca1"/>
    </style:style>
    <style:style style:name="T211" style:family="text">
      <style:text-properties officeooo:rsid="0161c6dc"/>
    </style:style>
    <style:style style:name="T212" style:family="text">
      <style:text-properties officeooo:rsid="018b0e09"/>
    </style:style>
    <style:style style:name="T213" style:family="text">
      <style:text-properties officeooo:rsid="018bfae6"/>
    </style:style>
    <style:style style:name="T214" style:family="text">
      <style:text-properties officeooo:rsid="018dd29b"/>
    </style:style>
    <style:style style:name="T215" style:family="text">
      <style:text-properties officeooo:rsid="01a3b38d"/>
    </style:style>
    <style:style style:name="T216" style:family="text">
      <style:text-properties officeooo:rsid="01a8748a"/>
    </style:style>
    <style:style style:name="T217" style:family="text">
      <style:text-properties officeooo:rsid="01ae28b1"/>
    </style:style>
    <style:style style:name="T218" style:family="text">
      <style:text-properties officeooo:rsid="01aeba61"/>
    </style:style>
    <style:style style:name="T219" style:family="text">
      <style:text-properties officeooo:rsid="01b0ec3a"/>
    </style:style>
    <style:style style:name="T220" style:family="text">
      <style:text-properties officeooo:rsid="01b49bed"/>
    </style:style>
    <style:style style:name="T221" style:family="text">
      <style:text-properties officeooo:rsid="01b773fb"/>
    </style:style>
    <style:style style:name="T222" style:family="text">
      <style:text-properties officeooo:rsid="01bf3171"/>
    </style:style>
    <style:style style:name="T223" style:family="text">
      <style:text-properties officeooo:rsid="01c1dcbd"/>
    </style:style>
    <style:style style:name="T224" style:family="text">
      <style:text-properties officeooo:rsid="01c300de"/>
    </style:style>
    <style:style style:name="T225" style:family="text">
      <style:text-properties officeooo:rsid="01c3ca0a"/>
    </style:style>
    <style:style style:name="T226" style:family="text">
      <style:text-properties officeooo:rsid="01d0d7f3"/>
    </style:style>
    <style:style style:name="T227" style:family="text">
      <style:text-properties officeooo:rsid="015728f8"/>
    </style:style>
    <style:style style:name="T228" style:family="text">
      <style:text-properties fo:font-size="10.5pt" fo:font-style="italic" officeooo:rsid="01d0d7f3" style:font-size-asian="10.5pt" style:font-style-asian="italic" style:font-size-complex="10.5pt" style:font-style-complex="italic"/>
    </style:style>
    <style:style style:name="T229" style:family="text">
      <style:text-properties officeooo:rsid="01d302a3"/>
    </style:style>
    <style:style style:name="T230" style:family="text">
      <style:text-properties officeooo:rsid="01d49496"/>
    </style:style>
    <style:style style:name="T231" style:family="text">
      <style:text-properties officeooo:rsid="01d5eb8c"/>
    </style:style>
    <style:style style:name="T232" style:family="text">
      <style:text-properties officeooo:rsid="00e7a058"/>
    </style:style>
    <style:style style:name="T233" style:family="text">
      <style:text-properties officeooo:rsid="01496cfb"/>
    </style:style>
    <style:style style:name="T234" style:family="text">
      <style:text-properties officeooo:rsid="014a932e"/>
    </style:style>
    <style:style style:name="T235" style:family="text">
      <style:text-properties officeooo:rsid="01da51b2"/>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4" fo:column-gap="0in">
          <style:column style:rel-width="16383*" fo:start-indent="0in" fo:end-indent="0in"/>
          <style:column style:rel-width="16383*" fo:start-indent="0in" fo:end-indent="0in"/>
          <style:column style:rel-width="16383*" fo:start-indent="0in" fo:end-indent="0in"/>
          <style:column style:rel-width="16386*" fo:start-indent="0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ject Belinda Ideas</text:p>
      <text:p text:style-name="P2"/>
      <text:p text:style-name="P2"/>
      <text:p text:style-name="P2"><text:span text:style-name="T1">Name:</text:span> Not certain, but something emphasizing family play and/or rotational play; ideas “<text:span text:style-name="T24">Family Folk</text:span>” or “<text:span text:style-name="T24">Neighborhood Life</text:span>,” <text:span text:style-name="T229">or “</text:span><text:span text:style-name="T28">Our 20</text:span><text:span text:style-name="T18">th</text:span><text:span text:style-name="T28"> Century Life</text:span>.” <text:s/>Need ideas. <text:span text:style-name="T57">No actual name yet. <text:s/></text:span><text:span text:style-name="T176">I also have no </text:span><text:span text:style-name="T177">cute </text:span><text:span text:style-name="T176">name for characters yet. <text:s/></text:span><text:span text:style-name="T229">Importantly, the name should emphasize family/household play, so no “My” titles should be considered, but such ideas should be converted to plurals.</text:span></text:p>
      <text:p text:style-name="P2"/>
      <text:p text:style-name="P2"><text:span text:style-name="T1">Autonomy AI:</text:span> <text:s/>Planning on a <text:span text:style-name="T12">U</text:span>tility AI at its core, with something similar to GOAP for planning any required sequences (such as: eat ← <text:s/>get food ← cook ← prepare ingredient ← get ingredients).</text:p>
      <text:p text:style-name="P2"/>
      <text:p text:style-name="P3"><text:span text:style-name="T1">Story Progressing by Life Goal Planning:</text:span> Similar to ordinary autonomy, but handled daily at midnight, sa<text:span text:style-name="T12">y</text:span> one unplayed character per frame to divide the load. <text:s/><text:span text:style-name="T12">Essentially pick a goal based on personality and wish/aspiration (dream might be a good name), and see if there are sub goals. <text:s/>For example, someone early in a romantic relationship</text:span> <text:span text:style-name="T12">might decide advance the relationship status, while a hopeless romantic might have marriage a goal thus looking for a partner with plans on advancing </text:span><text:span text:style-name="T13">toward marriage when possible (deciding when to advance would be part of the daily check). <text:s/>Similarly one wanting a family might have marriage as a sub-goal, while one seeking wealth might to seek hire paying jobs or work on skill relevant to career advancement. Etc.</text:span></text:p>
      <text:p text:style-name="P3"/>
      <text:p text:style-name="P3"><text:span text:style-name="T2">Relationships: </text:span><text:span text:style-name="T14"><text:s/></text:span><text:span text:style-name="T62">Separate bars for social and romantic status, but also separate for each character (just because you like someone doesn’t mean they like you); possibly with long and shorter term bars.</text:span></text:p>
      <text:p text:style-name="P3"/>
      <text:p text:style-name="P8"><text:span text:style-name="T1">Control Limited to the Player’s Own Active Characters:</text:span> What you tell a character to do only effects their behavior and no one else <text:span text:style-name="T199">directly</text:span>, and and such decisions have real consequences – whether minor or major, or for better or worse. <text:s/>Any effect on other<text:span text:style-name="T20">s</text:span> is the result of the controlled characters action on them or interaction with them.<text:span text:style-name="T16">1</text:span> <text:s/>Imagine the following situation<text:span text:style-name="T199">s</text:span>: </text:p>
      <text:p text:style-name="P20"/>
      <text:p text:style-name="P10">Bob P<text:span text:style-name="T193">erez</text:span> <text:span text:style-name="T230">sees his</text:span> crush on Sue Simpson <text:span text:style-name="T230">at a park on the bayou</text:span>. <text:s/>If Bob chooses to have a snack, chat with his friends, and then needs to use the bathroom before talk<text:span text:style-name="T21">ing</text:span> to Sue, <text:span text:style-name="T194">and</text:span> Sue leaves while this is happening, that is <text:span text:style-name="T39">the result of his</text:span> choices – Sue has her own life and does not exist simply for Bob to pursue a relationship with. <text:s/>He should have talked to her first, and loosing the opportunity is a natural consequence of his actions. <text:s/>Even <text:span text:style-name="T22">if </text:span>she happens to be leaving when he arrives and he still fails to catch her in time, that is fine, life doesn’t always happen the way you want it to and some unpredictability <text:span text:style-name="T38">is desirable</text:span>, though his chances <text:span text:style-name="T39">would be</text:span> much better if he prioritized that interaction over other activities.</text:p>
      <text:p text:style-name="P10"/>
      <text:p text:style-name="P11">Similarly, a bartender should not walk off the job and out into the parking lot to present themself to you because they magically detected you wanted to be friendly and say, “<text:span text:style-name="T24">Hi</text:span>,” before ordering; telling one <text:span text:style-name="T195">of </text:span>your characters to say “hi” to someone should cause your character to go to the <text:span text:style-name="T23">them</text:span> and initiate, not the other way around. <text:s/><text:span text:style-name="T19">That is not only silly, but gets in the way of the next intended action, as the bartender is no longer at the bar to order </text:span><text:span text:style-name="T196">from</text:span><text:span text:style-name="T19"> – being friendly or nice has broken the </text:span><text:span text:style-name="T197">player’s </text:span><text:span text:style-name="T19">plan, and done i</text:span><text:span text:style-name="T200">t</text:span><text:span text:style-name="T19"> </text:span><text:span text:style-name="T200">in </text:span><text:span text:style-name="T198">nearly </text:span><text:span text:style-name="T19">the most ridiculous way possible.</text:span></text:p>
      <text:p text:style-name="P20"/>
      <text:p text:style-name="P9">In short, the world does not revolve around you. <text:s/>You control your characters, not the whole world, and the rest of the world should not order itself around your goals or those of your characters. <text:s/><text:span text:style-name="T24">This is not vehicle for telling whatever story you dream up, but rather a potentially strategic </text:span><text:span text:style-name="T29">game</text:span> – one where some strategy and adaptability is needed to create more optimal outcomes, though playing a regular Joe/Jill <text:span text:style-name="T35">without high ambitions </text:span>or even a foolish person or looser should be possible. <text:s/>Any story, however, should be neither provided and told to the player not created and told by the play<text:span text:style-name="T36">er</text:span>, but rather emergent with where you end up not necessarily being where you thought you would. <text:s/><text:span text:style-name="T37">If the journey is convoluted with unexpected twists and turns, all the better – </text:span><text:span text:style-name="T178">and of course, it should be possible to </text:span><text:span text:style-name="T27">fail</text:span><text:span text:style-name="T178">.</text:span></text:p>
      <text:p text:style-name="P97">Interruption of another character’s actions must obviously be possible, but should happen when your character reaches the other, as a result of and at the time of their (inter)action, not in advance to force the (inter)action to occur!</text:p>
      <text:p text:style-name="P2"/>
      <text:p text:style-name="P87"><text:span text:style-name="T3">Language:</text:span><text:span text:style-name="T42"> The goal is to use a gibberish language, similar to other current and in development games in the genera. <text:s/>The “language” must try to sound distinct, its own separate “dialect” of Gibberish, and to this end should have different sound system from the U.S. English spoken by the Maxis voice actors. <text:s/>To this end, it all “r”s will be trilled/rolled, alveolar and palatal fricatives included, and some consonant clusters not typical of English should also be used. <text:s/>A few words from a childhood make-believe language (shared with the wannabe dev’s sister) might be thrown in, such as /</text:span>ʃvivɑvɑ/<text:span text:style-name="T42"> </text:span><text:span text:style-name="T43">(</text:span><text:span text:style-name="T42">“</text:span><text:span text:style-name="T25">sweet baby</text:span><text:span text:style-name="T42">”) for baby – though of course, </text:span><text:span text:style-name="T44">the vast majority</text:span><text:span text:style-name="T42"> words and phrases should have no defined meaning, </text:span><text:span text:style-name="T44">with no more than a handful of special case exceptions</text:span><text:span text:style-name="T42">.</text:span></text:p>
      <text:p text:style-name="P2"/>
      <text:p text:style-name="P22"><text:span text:style-name="T1">Genetics:</text:span> The basis of genetics will what I call the Three Gene System. <text:s/>The idea is simple, each trait (in a broad, everyday sense) effected by this system would have three genes: two “real” genes, one inherited from each parent, and a third fake gene to represent the complexities of genetics beyond what a game can realistically do or should really try to. <text:s/>This also allows for both inheritance with some implied player control but a certain amount of randomness at the same time. <text:s/>It also <text:span text:style-name="T45">does approximate the bell-shaped normal distribution curve typical of most traits in real organisms (including humans); it is also coincidentally similar to the “3d6 down the line” used in table top RPGs of the 1970-80s, though here the RNG virtual dice would be floating point with fraction sides and designed to produce a 1-10 or 0-10 scale. <text:s/>This is powerful, as it can be applied to anything represented by a number that might have a genetic component. <text:s/>Thus Core Trait and Talents (see below) could be controlled by these, but so could skin tones and anything with a slider (e.g., sliders for body shape).</text:span></text:p>
      <text:p text:style-name="P22"/>
      <text:p text:style-name="P98">Core Traits and Talents would by on a 0-20 or 1-20 scale and be 50% genetic and 50% developmental (i.e., based on special early life skills for Talents, or life experience for Core Traits).</text:p>
      <text:p text:style-name="P22"/>
      <text:p text:style-name="P23"><text:span text:style-name="T4">Core Traits:</text:span><text:span text:style-name="T45"> <text:s/></text:span><text:span text:style-name="T46">The plan is for six core traits, based loosely on the HEXACO model of personality, though some of them being having a fuzzy overlap with related but different traits from the older 5-Factor model of personality (as test</text:span><text:span text:style-name="T50">ed</text:span><text:span text:style-name="T46"> by the NEO-PI and various </text:span><text:span text:style-name="T47">derived </text:span><text:span text:style-name="T46">“Ocean” tests). <text:s/></text:span><text:span text:style-name="T47">Notabl</text:span><text:span text:style-name="T201">y</text:span><text:span text:style-name="T47">, Emotionality overlaps with but differs from Neuroticism, though the game’s Emotional score would sometimes be treated more as one and other times more as the other, as meets the needs of game play and the underlying simulation. <text:s/>Importantly, there should be no best personality, unlike early games in the genera where the personality sliders acted as “low key” ability scores. <text:s/></text:span><text:span text:style-name="T48">Instead, all Core Traits should be based on a system of trade-offs, with the sliders starting at a default mid-position, and the player being able to place them where ever they choose. <text:s/>In other words, instead of a limited point-buy system with high score generally being better, the player could create what ever core personality they wanted, with the understanding that more does not mean better. <text:s/>For example, a highly Emotional character might experience negative emotions more strongly and for longer, but might also have better survival skills (paying the bills on time, more likely to avoid danger or dangerous situation, or handle low needs more quickly) so that there fear of danger increases there survival chance. <text:s/></text:span><text:span text:style-name="T171">These can also be use to for social compatibility as the </text:span><text:span text:style-name="T172">e</text:span><text:span text:style-name="T171">uclid</text:span><text:span text:style-name="T172">ea</text:span><text:span text:style-name="T171">n distance between personalities in a sixth dimensional space. <text:s/></text:span><text:span text:style-name="T48">The current plan has these </text:span><text:span text:style-name="T51">(some names are tentative)</text:span><text:span text:style-name="T48">:</text:span></text:p>
      <text:p text:style-name="P23"/>
      <text:section text:style-name="Sect1" text:name="Section1">
        <text:p text:style-name="P24">OPEN <text:span text:style-name="T49">(from openness)</text:span></text:p>
        <text:p text:style-name="P24">MORAL <text:span text:style-name="T49">(from honesty-humility)</text:span></text:p>
        <text:p text:style-name="P24">EXTROVERT <text:span text:style-name="T49">(from extroversion)</text:span></text:p>
        <text:p text:style-name="P24">SENSITIVE <text:span text:style-name="T49">(from agreeableness)</text:span></text:p>
        <text:p text:style-name="P24">EMOTIONAL <text:span text:style-name="T49">(emotionality and neuroticism)</text:span></text:p>
        <text:p text:style-name="P24">INDUSTRIOUS <text:span text:style-name="T49">(from conscientiousness) </text:span></text:p>
      </text:section>
      <text:p text:style-name="P24"/>
      <text:p text:style-name="P25"/>
      <text:p text:style-name="P25"><text:soft-page-break/><text:span text:style-name="T1">Minor Traits:</text:span> These are very similar to the trait system of more recent major dollhouse life simulators which have become available starting in 2008. <text:s/>Embarrassingly similar even, to the point not much else needs to be said in general. <text:s/>As they are a short list of discrete personality characteristics, and not a simple number, they cannot be heritable, but chosen to represent the effects of life experience, a character concept, or whatever basis the player might have. <text:s/><text:span text:style-name="T51">One caveat, though, is that Core </text:span><text:span text:style-name="T61">T</text:span><text:span text:style-name="T51">raits </text:span><text:span text:style-name="T52">should</text:span><text:span text:style-name="T51"> limit which </text:span><text:span text:style-name="T61">Minor Traits </text:span><text:span text:style-name="T52">can be taken; for example, someone high in agreeableness cannot be mean, while someone high in agreeableness or morality cannot be wicked. <text:s/>Some of these are connected to real life sub-traits of the core traits, so that for example, one extrovert might be more outgoing and less active, while another might be more active or cheerful but less outgoing (even though outgoing, active, and cheerful are all components of extroversion </text:span><text:span text:style-name="T53">accord</text:span><text:span text:style-name="T202">ing</text:span><text:span text:style-name="T53"> to science</text:span><text:span text:style-name="T52">). <text:s/></text:span><text:span text:style-name="T54">Other will be things that don’t fit neatly into a Core Trait but make the character more unique.</text:span></text:p>
      <text:p text:style-name="P25"/>
      <text:p text:style-name="P26"><text:span text:style-name="T1">Talents: </text:span><text:s/>These are similar to the Ability Score typical of RPGs, and have some functions that overlap with the <text:span text:style-name="T59">aspiration </text:span><text:span text:style-name="T55">traits or starting skill bonues earned in childhood in some existing games. <text:s/></text:span><text:span text:style-name="T56">A list them is as follows:</text:span></text:p>
      <text:p text:style-name="P26"/>
      <text:section text:style-name="Sect1" text:name="Section2">
        <text:p text:style-name="P26"><text:s text:c="8"/>PHYSICAL</text:p>
        <text:p text:style-name="P26"><text:s text:c="8"/>INTELLECTUAL</text:p>
        <text:p text:style-name="P26"><text:s text:c="8"/>PRACTICAL<text:span text:style-name="T16">2</text:span></text:p>
        <text:p text:style-name="P26"><text:s text:c="8"/>CREATIVE</text:p>
        <text:p text:style-name="P26"><text:s text:c="8"/>SOCIAL <text:span text:style-name="T56">(might be renamed to Charisma?)</text:span></text:p>
      </text:section>
      <text:p text:style-name="P26"/>
      <text:p text:style-name="P27">All skills would be tied to one of the talents, and effect the rate at which they are learn<text:span text:style-name="T60">ed</text:span> (and for very low score, the maximum skill) in a way the relates to the <text:span text:style-name="T58">how skills themselves work. <text:s/>I will not go into the math here, but the way it works out a Talent of 15 would have the character usually one skill level ahead average with the same amount of practice, and 20 would be two ahead, while 5 would lag one behind and 1 or 0 would lag two behind and have maximum of 9 instead of the 10 for everyone else. <text:s/></text:span><text:s/></text:p>
      <text:p text:style-name="P24"><text:s/></text:p>
      <text:p text:style-name="P28"><text:span text:style-name="T1">Emotions:</text:span> These are based largely on Plutnick’s color wheel of emotions, but with a few modifications / liberties to make it work better as a game. <text:s/>First, fear and surprise are switched, then a<text:span text:style-name="T70">n axis is drawn</text:span> between happiness and acceptance / disgust and sadness (where Plutnick placed Love and Remorse) and another at a right angle to it (though <text:span text:style-name="T75">A</text:span>ggression and <text:span text:style-name="T75">A</text:span>we). <text:s/>These are the positivity and avoidance axes, effectively making an emotion a 2-dimensional vector. <text:s/><text:span text:style-name="T65">This allow for generally pleasant emotions to be on a clear positive side and unpleasant </text:span><text:span text:style-name="T66">emotions </text:span><text:span text:style-name="T65">to have negative positivity. <text:s/></text:span><text:span text:style-name="T67">Secondary and tertiary emotions are not bothered with, but the emotions can be categorized into the eight hypothesized primary emotions based on the angle (calculated from the vector by the arctangent), </text:span><text:span text:style-name="T68">while the intensity can be calculate as the magnitude of the vector</text:span><text:span text:style-name="T67">. <text:s/></text:span><text:span text:style-name="T71">These are the emotions: </text:span></text:p>
      <text:p text:style-name="P2"/>
      <text:section text:style-name="Sect1" text:name="Section3">
        <text:p text:style-name="P4"><text:s text:c="8"/><text:span text:style-name="T72">Negative</text:span></text:p>
        <text:p text:style-name="P4"><text:s text:c="8"/>FEAR</text:p>
        <text:p text:style-name="P5"><text:s text:c="8"/>SADNESS</text:p>
        <text:p text:style-name="P5"><text:s text:c="8"/>DISGUST</text:p>
        <text:p text:style-name="P5"><text:s text:c="8"/>ANGER<text:line-break/> <text:s text:c="7"/><text:span text:style-name="T72">Positive</text:span></text:p>
        <text:p text:style-name="P5"><text:s text:c="8"/>INTERESTED</text:p>
        <text:p text:style-name="P5"><text:s text:c="8"/>HAPPY</text:p>
        <text:p text:style-name="P5"><text:s text:c="8"/>CONNECTED</text:p>
        <text:p text:style-name="P5"><text:s text:c="8"/>SURPRISED</text:p>
      </text:section>
      <text:p text:style-name="P2"/>
      <text:p text:style-name="P29">Its true that there are some mental states and experiences this does not cover, however there one specific one that especially relevant: <text:span text:style-name="T73">Sexual arousal; however a separate bar for “horny” or “flirty” </text:span><text:span text:style-name="T74">bar </text:span><text:span text:style-name="T73">may not be needed explicitly, </text:span><text:span text:style-name="T74">but instead folded into the interaction and relationship systems.</text:span></text:p>
      <text:p text:style-name="P2"/>
      <text:p text:style-name="P30"><text:span text:style-name="T1">Skills:</text:span> Skills come in the 1 to 10 scale many would be familiar with 0 for those who have not learned the skill. <text:s/>They are increased through practice.<text:span text:style-name="T17">3</text:span> <text:s/><text:span text:style-name="T84">Points are earned at one per in game minute (probably about 2 seconds in real time, though the exact time scale will be tweaked through play testing). <text:s/>This means someone with an average </text:span><text:span text:style-name="T85">talent (score of 10) would take one in game hour (probably about two real life minutes) to go from level 1 to level 2. <text:s/>The cost of further improvement increases exponentially based on the fifth root of 10, with initially learning the skill (reaching level 1) taking slightly longer than going from 1 to 2. <text:s/>For every five point of talent the skill XP rate increase by the fifth root of five, thus putting a max talent two levels above average. <text:s/>The amount of needed for each level is as follows, given an average level of talent:</text:span></text:p>
      <text:p text:style-name="P31"/>
      <text:p text:style-name="P34"><text:s text:c="8"/>ZERO <text:s text:c="3"/>= <text:s text:c="3"/>0 </text:p>
      <text:p text:style-name="P34"><text:s text:c="8"/>ONE <text:s text:c="4"/>= <text:s/>100</text:p>
      <text:p text:style-name="P33"><text:span text:style-name="T85"><text:s text:c="8"/>TWO <text:s text:c="4"/>= <text:s/>15</text:span><text:span text:style-name="T87">9</text:span></text:p>
      <text:p text:style-name="P33"><text:span text:style-name="T85"><text:s text:c="8"/>THREE <text:s text:c="2"/>= <text:s/>25</text:span><text:span text:style-name="T87">2</text:span></text:p>
      <text:p text:style-name="P33"><text:span text:style-name="T85"><text:s text:c="8"/>FOUR <text:s text:c="3"/>= <text:s/>39</text:span><text:span text:style-name="T87">9</text:span></text:p>
      <text:p text:style-name="P33"><text:span text:style-name="T85"><text:s text:c="8"/>FIVE <text:s text:c="3"/>= <text:s/>63</text:span><text:span text:style-name="T87">1</text:span></text:p>
      <text:p text:style-name="P34"><text:s text:c="8"/>SIX <text:s text:c="4"/>= 1000</text:p>
      <text:p text:style-name="P33"><text:span text:style-name="T85"><text:s text:c="8"/>SEVEN <text:s text:c="2"/>= 158</text:span><text:span text:style-name="T87">5</text:span></text:p>
      <text:p text:style-name="P33"><text:span text:style-name="T85"><text:s text:c="8"/>EIGHT <text:s text:c="2"/>= 251</text:span><text:span text:style-name="T87">2</text:span></text:p>
      <text:p text:style-name="P33"><text:span text:style-name="T85"><text:s text:c="8"/>NINE <text:s text:c="3"/>= 398</text:span><text:span text:style-name="T87">2</text:span></text:p>
      <text:p text:style-name="P33"><text:span text:style-name="T85"><text:s text:c="8"/>TEN <text:s text:c="4"/>= 63</text:span><text:span text:style-name="T87">10</text:span></text:p>
      <text:p text:style-name="P32"/>
      <text:p text:style-name="P35">This <text:span text:style-name="T88">open to</text:span> tweaking if play testing reveal<text:span text:style-name="T86">s</text:span> the increase<text:span text:style-name="T89">s</text:span> are too fast <text:span text:style-name="T89">(</text:span><text:span text:style-name="T86">or slow</text:span><text:span text:style-name="T89">)</text:span>. <text:s/>As shown, it would take about 63 hours of practice (probably two hours of real time) to reach level 10 in a given skill. <text:s/>Skills can also decay; if not used for two consecutive days skill XP will be lost at 100 point per day until used again (which <text:span text:style-name="T86">resets the skill decay clock, effectively returning the one day grace period so that two day must pass before loosing more skill points). <text:s/>Note that working a job that requires the skill counts as using it. <text:s/>Also note that there is minimum it can drop to, which is the square root of the highest amount ever gained (effectively the level will never drop below half the highest level obtained). <text:s/>This minimum is also set to 100 upon reaching skill level 1, so the skill is never completely unlearned. <text:s/>Also note, though, the maximum skill XP that can be gain</text:span><text:span text:style-name="T90">ed</text:span><text:span text:style-name="T86"> is 10,000, so no one is ever immune to skill decay, and also those with very little talent are limited to level 9 – though with practice and determination most can max it eventually and anyone can get good at </text:span><text:span text:style-name="T203">it</text:span><text:span text:style-name="T86">.</text:span></text:p>
      <text:p text:style-name="P32"/>
      <text:p text:style-name="P36">One thing to note: Driving will be a skill, like others, and so every one must learn to drive before driving effectively. <text:s/>Driving with low skill no adequately skilled teacher present will result in a chance (a high chance if the driving skill has not been learned) of wrecking and totaling the car. <text:s/>However, learning to drive will not be an ordeal leading to panic attacks and a character that is effective<text:span text:style-name="T204">ly</text:span> non-functional for the rest of the day.</text:p>
      <text:p text:style-name="P36"/>
      <text:p text:style-name="P36">The design of skills should be not too broad or too narrow. <text:s/>This is not a game where every musical instrument is its own skill while plumbing, electronics, woodworking, and sculpture are folded into one skill. <text:s/>Instead, skill should have a roughly similar level of breadth.</text:p>
      <text:p text:style-name="P32"/>
      <text:p text:style-name="P32"/>
      <text:p text:style-name="P32"/>
      <text:p text:style-name="P37"><text:span text:style-name="T1">Actions and (Social) Interaction: </text:span><text:s/>Actions act upon and objects (or, in some special case, another character). <text:s/>Interactions are done with/on another character, and are verbal or social (including romantic). <text:s/>Interactions may be done along side some actions, or on their own. <text:s/>Actions that someone would reasonable converse during (eating, play a game, walking together) or at least would not be disrupted by social engagement can be combined with interactions. <text:s/>Actions that would disrupted by being disturbed (such as those requiring concentration, such as reading or programming), or that would physically make no sense to do while talking, cannot. <text:s/><text:span text:style-name="T91">This is all the multitasking that is needed, wanted, or planned for. <text:s/></text:span><text:span text:style-name="T95">Generic socializing is an action that involves continued interaction with someone in and of itself.</text:span></text:p>
      <text:p text:style-name="P38"/>
      <text:p text:style-name="P99">Having a special talk while eating might be needed for that combo, however, do to possible conflicts in mouth animation.</text:p>
      <text:p text:style-name="P39"/>
      <text:p text:style-name="P40"><text:span text:style-name="T7">Jobs and Careers:</text:span><text:span text:style-name="T92"> These will likely be shorter, variable length chains, with movement between them. <text:s/>Perhaps some would require some skill just to start or to be unlocked through progress in another career path, maybe. <text:s/>Typical lengths would be 4-7 levels. <text:s/>Importantly include full time blue collar careers, not such a focus on “professional” and exciting careers, with all full time careers being a viable way to make a living. <text:s/>Some may want to make a high profile or high status career a priority, or something glamorous or exciting, while others may want to focus more on other aspects of life or shoot for a balance. <text:s/>Working class professions are something that are not well represented in current games, nor is the fact that in many businesses corporate level management is often reach from other job types (such as retail).</text:span></text:p>
      <text:p text:style-name="P40"/>
      <text:p text:style-name="P40"><text:span text:style-name="T8">Build-Buy:</text:span><text:span text:style-name="T93"> Though some existing an planned games my have better or worse systems in terms of user-friendliness of the controls, more or less content, or features like manipulating rooms </text:span><text:span text:style-name="T94">or color wheels</text:span><text:span text:style-name="T93">, the basic system appears to be the same for current and up coming games. <text:s/>The core system works, so basically the same general kind of system as used by everyone else.</text:span><text:span text:style-name="T91"> <text:s/></text:span><text:span text:style-name="T94">Including room identity, and an efficient way to determine what room someone / something is in should be included, as it has value in planning actions (especially the object of those actions).</text:span></text:p>
      <text:p text:style-name="P40"/>
      <text:p text:style-name="P41">Putting permanent items (furniture) in lists by use type on a per room basis would be a good idea, allowing characters to check first for an item to use in that room, then checking the rest of the lot. <text:s/>Consumables (e.g., food) like should just be listed per lot, however, due to its short-lived nature.</text:p>
      <text:p text:style-name="P41"/>
      <text:p text:style-name="P42"><text:span text:style-name="T9">More on Decision Making:</text:span><text:span text:style-name="T95"> When choosing a goal characters should use a utility (desirability) function. <text:s/>The function should be have multipliers inserted based on current needs, traits of both types, and emotions. <text:s/>Making availability have an effect would be desirable but not essential if it becomes too complex – you are more like to eat if surrounded be visible and readily available food, though this is not essential. <text:s/>Some actions and interaction might also be injected by both Minor Traits and Emotions; anger might enable mean interactions, but a mean character might be able to use them at any time.</text:span></text:p>
      <text:p text:style-name="P42"/>
      <text:p text:style-name="P42"><text:span text:style-name="T95">Choosing targets and planning any required sub-goals should use lists to avoid search through everything on the lot. <text:s/></text:span><text:span text:style-name="T96">If the list is empty then the action may be impossible or may need planning actions toward the goal as a sequence of sub-goals.</text:span></text:p>
      <text:p text:style-name="P42"/>
      <text:p text:style-name="P42"/>
      <text:p text:style-name="P43"><text:span text:style-name="T1">Needs:</text:span> <text:s/>Needs come in two types, physical and psychological. <text:s/>Each has four needs, and are combined to find the physical wellbeing and social wellbeing, which are combine to form the overall wellbeing (just “<text:span text:style-name="T102">W</text:span>ellbeing” <text:span text:style-name="T104">in game</text:span>). <text:s/>Lower needs have priority in decision making and higher weight in calculating <text:span text:style-name="T105">current </text:span>wellbeing <text:span text:style-name="T105">scores</text:span>, separately at both levels. <text:s/>They are as follows:</text:p>
      <text:p text:style-name="P44"/>
      <text:list xml:id="list934963124" text:style-name="L1">
        <text:list-item>
          <text:p text:style-name="P112"><text:span text:style-name="T24">Energy:</text:span> <text:span text:style-name="T97">(Physical) </text:span>Decreases <text:span text:style-name="T100">somewhat </text:span>slowly, and is restored by rest (sleep); exertion may drain it faster. <text:s/><text:span text:style-name="T97">Running out causes passing out.</text:span></text:p>
          <text:p text:style-name="P112"/>
        </text:list-item>
        <text:list-item>
          <text:p text:style-name="P112"><text:span text:style-name="T24">Hunger:</text:span> <text:span text:style-name="T97">(Physical) </text:span>Decreases at a moderate pace and is restored by eating. <text:s/><text:span text:style-name="T97">Running out causes death.</text:span></text:p>
          <text:p text:style-name="P112"/>
        </text:list-item>
        <text:list-item>
          <text:p text:style-name="P112"><text:span text:style-name="T24">Bowels:</text:span> <text:span text:style-name="T97">(Physical) </text:span>Decreases at a moderate <text:span text:style-name="T97">speed, decreased some by eating, restored by bathrooms – because bladder has already been used, but its basically the same need with a different name. <text:s/>Running out causes an embarrassing loose of bowel control.</text:span></text:p>
          <text:p text:style-name="P112"/>
        </text:list-item>
        <text:list-item>
          <text:p text:style-name="P113"><text:span text:style-name="T24">Health: </text:span>(Physical) Based on several thing; slowly decreased when other physical needs are low, when diet is not balanced, or when sick or injured. <text:s/>Improved slowly by keeping other physical needs high and when recovering from illness. <text:s/>Running out causes death. <text:s/></text:p>
          <text:p text:style-name="P113"/>
        </text:list-item>
        <text:list-item>
          <text:p text:style-name="P113"><text:span text:style-name="T24">Social:</text:span> (Psychological) Decreases over time <text:span text:style-name="T98">at moderate speed</text:span>, increased be socialization; rates in each direction are effected by Extroversion and by some extroverted Minor Traits. <text:s/>When low an emotion in the pure negative direction is produced (thus it can effect the next need, they are not completely orthogonal.)</text:p>
          <text:p text:style-name="P113"/>
        </text:list-item>
        <text:list-item>
          <text:p text:style-name="P113"><text:span text:style-name="T24">Emotional:</text:span> (Psychological) Based on positivity component of the current emotional state vector. <text:s/>When very low it become hard to continue or focus on tasks, so they may be abandoned prematurely.</text:p>
          <text:p text:style-name="P113"/>
        </text:list-item>
        <text:list-item>
          <text:p text:style-name="P113"><text:span text:style-name="T24">Situational: </text:span><text:s/>(Psychological) A mixture of current environment and comfort; these are added to create a targe<text:span text:style-name="T205">t</text:span> that the need itself tracks (but does not jump to equaling). <text:s/></text:p>
          <text:p text:style-name="P113"/>
        </text:list-item>
        <text:list-item>
          <text:p text:style-name="P114"><text:span text:style-name="T24">Aspirational: </text:span>(Psychological) Decrease <text:span text:style-name="T100">very</text:span> slowly over time, and is increase<text:span text:style-name="T101">d</text:span> by doing thing that the character would enjoy doing or find meaningful based on Minor Traits, Dreams, and Interests.</text:p>
        </text:list-item>
      </text:list>
      <text:p text:style-name="P45"/>
      <text:p text:style-name="P45">Low Wellbeing decrease<text:span text:style-name="T100">s</text:span> functioning (skill use) and when very low, motivation and perseverance, in a way similar to Mood in some existing games – th<text:span text:style-name="T99">ough</text:span> here mood would best describe the Emotional need, rather than the totality of the needs, <text:span text:style-name="T103">albeit with superficial similar (though not identical) effects</text:span>.</text:p>
      <text:p text:style-name="P45"/>
      <text:p text:style-name="P46">There will be some hidden value that effect these. <text:s/>Notable levels of specific nutrients (proteins, fats, carbs, and vitamins) and hygiene (not as a need, but having small effects on Situation and Health needs and moderate effects on the success of interaction with other characters, and perhaps some effect on the chance of becoming sick). <text:s/>Note that sickness should not cause immediate, unavoidable death – the player should always have a chance, though not a certainty, of avoiding a controlled character’s premature death through skillful play.</text:p>
      <text:p text:style-name="P46"/>
      <text:p text:style-name="P100">Death from letting needs get to low non-randomly is another story – the player already had the chance to prevent that by keep the need from dropping so low.</text:p>
      <text:p text:style-name="P51"><text:span text:style-name="T1">Life Stages: </text:span>These would based loosely on two days equals a year. <text:s/>This would result in life spans similar to an existing “realistic life spans” mod for a currently popular game. <text:s/>The stages themselves would not deviate too far from what players are used to, and most would be rounded to weeks, and some may be lengthened a little to provide time to play them.</text:p>
      <text:p text:style-name="P52"/>
      <text:list xml:id="list2119976564" text:style-name="L2">
        <text:list-item>
          <text:p text:style-name="P115">Infant<text:span text:style-name="T17">4</text:span> – 1 day (age 0-1 days), the helpless, object life stage</text:p>
        </text:list-item>
        <text:list-item>
          <text:p text:style-name="P115">Baby – 3 days (age 1-3 days)</text:p>
        </text:list-item>
        <text:list-item>
          <text:p text:style-name="P115">Young Child <text:span text:style-name="T116">(</text:span><text:span text:style-name="T213">aka, “toddlers”</text:span>) – <text:span text:style-name="T113">7 days (age 3-10 days)</text:span></text:p>
        </text:list-item>
        <text:list-item>
          <text:p text:style-name="P116">Child – 14 days (age 10-24 days)</text:p>
        </text:list-item>
        <text:list-item>
          <text:p text:style-name="P116">Adolescent <text:span text:style-name="T121">(aka, “teenage</text:span><text:span text:style-name="T122">r</text:span><text:span text:style-name="T121">s”) </text:span>– 14 days (age 24-38 days)</text:p>
        </text:list-item>
        <text:list-item>
          <text:p text:style-name="P116">Young Adult – 14 days (age 38-52 days)</text:p>
        </text:list-item>
        <text:list-item>
          <text:p text:style-name="P116">Adult – 70 days (age 52-122 days)</text:p>
        </text:list-item>
        <text:list-item>
          <text:p text:style-name="P116">Senior – variable based on health, RNG, <text:span text:style-name="T115">the P</text:span>hysical <text:span text:style-name="T115">T</text:span>alent, and <text:span text:style-name="T214">the atheletics</text:span> skill, but at least a week or two but no more than 30 days. <text:s/><text:span text:style-name="T114">So, age 122-152 days </text:span><text:span text:style-name="T117">or so </text:span><text:span text:style-name="T114">(if all is optimal and you are lucky). <text:s/>Note that a random variation of a few days at the end is not comparable to killing off a young adult b</text:span><text:span text:style-name="T118">y pure</text:span><text:span text:style-name="T114"> random chance. <text:s/></text:span><text:span text:style-name="T115">Health may slowly tick down in this stage.</text:span></text:p>
        </text:list-item>
      </text:list>
      <text:p text:style-name="P53"/>
      <text:p text:style-name="P53">Late childhood / older children (aka, “preteens” <text:span text:style-name="T119">or “tween-agers”</text:span>) are not included, because though a popular request, I’m not sure how they would be differentiate<text:span text:style-name="T120">d</text:span> form children in general, <text:span text:style-name="T125">and dividing them up would make the stage</text:span><text:span text:style-name="T127">s</text:span><text:span text:style-name="T125"> too short in my opinion </text:span><text:span text:style-name="T127">(while adding a whole extra week or two would make childhood too long)</text:span>. <text:s/><text:span text:style-name="T224">Dividing “adult” into “adult” and middle-age is an idea, too, though I’m not sure what effect it would/should have on gameplay; </text:span><text:span text:style-name="T225">then “adult”/”young adult” doesn’t do much, etiher</text:span><text:span text:style-name="T224">.</text:span></text:p>
      <text:p text:style-name="P53"/>
      <text:p text:style-name="P54">Continuous growth would be cool, but potentially more complicated than it would be worth. <text:s/>Also, continuous growth would not eliminate the need for life stage<text:span text:style-name="T126">s</text:span>, as proportions, not just size, changes. <text:s/>Further, life stages have other effects, such as actions available, types of employment (school, job, retirement), skills available, skills available (including when Talent improving skills are must learn). <text:s/>Thus even continuous growth would not eliminate the need for life stages, even if include, something which in not planned and probably will not be added.</text:p>
      <text:p text:style-name="P32"/>
      <text:p text:style-name="P55"><text:span text:style-name="T1">Character XP and Rewards (Perks):</text:span><text:span text:style-name="T128"> </text:span><text:span text:style-name="T129">For each </text:span><text:span text:style-name="T31">new skill</text:span><text:span text:style-name="T129"> level gained </text:span><text:span text:style-name="T153">in a skill </text:span><text:span text:style-name="T129">the character gets a number Character XP equal to the sum of all </text:span><text:span text:style-name="T154">skill</text:span><text:span text:style-name="T129"> levels up to that point </text:span><text:span text:style-name="T155">(</text:span><text:span text:style-name="T170">xp = (level * (level + 1)) / 2)</text:span><text:span text:style-name="T129"> would be used). <text:s/>This only applies when a skill reach a new level, one that skill has never been at before; no XP are lost if skill level is lost to lack of use, but no XP are gain from regaining a previously lost skill level. <text:s/>These XP can then be spent on special traits called Perks, that give them minor advantages; these should stay grounded, however, and not turn the characters into super beings.</text:span></text:p>
      <text:p text:style-name="P101"/>
      <text:p text:style-name="P56"><text:span text:style-name="T10">D</text:span><text:span text:style-name="T1">reams: </text:span><text:span text:style-name="T128">Major life goals. <text:s/>The Life Dream is permanent, perhaps changeable through a cost in XP. <text:s/>Those who achieve their life dream have there Aspirational need given a minimum value above 0, say 50% or 25% full. <text:s/>These would define much of the source of the Aspirational Need, though many traits would come with some lesser ways to feed that need. <text:s/>These tasks are always available and repeatable, just as the need constantly counts down.</text:span></text:p>
      <text:p text:style-name="P102"/>
      <text:p text:style-name="P56"><text:span text:style-name="T1">Interests:</text:span><text:span text:style-name="T128"> A small list of things the character is interested in, they enjoy doing and talking about these things. <text:s/>There should probably be a way of gaining more interests, such as by reaching a certain skill level in a skill related to the interest. <text:s/>These are discrete topics / activities picked from a list, much like Minor Traits initially.</text:span></text:p>
      <text:p text:style-name="P102"/>
      <text:p text:style-name="P126"><text:span text:style-name="T1">As Rotational as You Want to Be:</text:span><text:span text:style-name="T17">5</text:span><text:span text:style-name="T128"> </text:span><text:span text:style-name="T130">Unplayed </text:span><text:span text:style-name="T131">characters age and have story progression, played characters do not have independent story progression and only age while being actively played. <text:s/>The rate of aging and story progression would be divided by the number of active households, to keep them in sync with played household that age while played and have their story progressed by the player. <text:s/></text:span><text:span text:style-name="T132">By default, played households would be locked / frozen while not the active household, with only relationships with members of the active household being changeable – thus allowing the player to jump back in where they left off (but still able to have relationship</text:span><text:span text:style-name="T133">s</text:span><text:span text:style-name="T132"> between played characters in different household). <text:s/>A</text:span><text:span text:style-name="T169">lternatively, the aging and story progression could simply keep up with whatever played household has been played for the longest or shortest time (controlled by a setting). </text:span><text:span text:style-name="T132">Of course, many of these feature might ultimately be able to be turned off, but this is how it would work by default.</text:span></text:p>
      <text:p text:style-name="P103"/>
      <text:p text:style-name="P103">There should also be a place where the played households are listed in reverse order of when last played along with the number of days that household has been played, thus making it easy to know who is behind of to keep a strict progression if desired. <text:s/>There should also be an option to resent the day counter to zero, or perhaps two counters (one starting at household creation and one showing days since the last timer reset). <text:s/><text:span text:style-name="T231">Ideally, this list could be sorted by when last play or number of (in game) days played, as either ascending or descending. <text:s/></text:span>All this enable rotational play of all types, from strict rotations to random jumping around.</text:p>
      <text:p text:style-name="P103"/>
      <text:p text:style-name="P59"><text:span text:style-name="T131">A</text:span><text:span text:style-name="T128">ll this so that the player</text:span><text:span text:style-name="T134">s can fully play several, even many households, while giving all full attention as if they were the only played household. <text:s/>It is so that you can play all your characters in all their life stages, not miss a new baby’s entire childhood and teen years while playing other families.</text:span></text:p>
      <text:p text:style-name="P104"/>
      <text:p text:style-name="P127"><text:span text:style-name="T231">This is design pillar #1,</text:span> th<text:span text:style-name="T231">e</text:span> is the core goal of this game, rotational, <text:span text:style-name="T233">generational </text:span>family play in an open world, without having to miss huge parts of some famil<text:span text:style-name="T234">ie</text:span>s’ history while off playing others.</text:p>
      <text:p text:style-name="P105"/>
      <text:p text:style-name="P47"><text:span text:style-name="T1">The Setting and Related Game Play:</text:span> The setting should be a bounded open world. <text:s/>In this world most entertain<text:span text:style-name="T235">ment</text:span> venues and other places a character would visit in their free time should be enterable. <text:s/>Jobs and schools should mostly be “rabbit holes,” where characters disappear into until their shift is done. <text:s/>(Some players really like following characters into such places, however it is a lot to ask of one person, or even a small team, on top of everything else, and I have concerns it would limit the number of jobs that can be included.) <text:s/>There should also be a road out of town, to a place known as “The City.”</text:p>
      <text:p text:style-name="P47"/>
      <text:p text:style-name="P48">The characters live in a what is in a very literal and etymological since a suburb – a sub-urb, a small town next to a big city. <text:s/>The City is a sort of ultimate rabbit hole, where jobs not available on the map are found (the character travels off the map by road, disappearing into The City as they cross the boarder). <text:s/>Entering The City requires a car; local jobs must be walked to if a car is not available.</text:p>
      <text:p text:style-name="P48"/>
      <text:p text:style-name="P48">The City is also a source for temporary characters <text:span text:style-name="T106">(out-of-towners)</text:span> that may exit on some community lots, <text:span text:style-name="T106">and then be delete unless an actively played character forms a relationship with them. <text:s/>The number of out-of-towners may increase if a festival is occurring.</text:span> <text:s/><text:span text:style-name="T106">This provides a potential source of new characters beyond those found locally. <text:s/>They should only usually be found on lots that typically would be social hub – there should also be the less traveled remote areas where characters can get away, or head off to on a secret rendezvous.</text:span></text:p>
      <text:p text:style-name="P48"/>
      <text:p text:style-name="P111">Other towns should be visitable, but requiring money, effectively treated as vacation worlds.</text:p>
      <text:p text:style-name="P49"/>
      <text:p text:style-name="P50"><text:span text:style-name="T107">The world is not magical, and not inhabited by supernatural being</text:span><text:span text:style-name="T190">s</text:span><text:span text:style-name="T107">. <text:s/>If a magical expansion were ever added (or made an optional feature of the game), magicalness </text:span><text:span text:style-name="T183">(magicality?) </text:span><text:span text:style-name="T107">would be set per town and determine if magical characters, events, and related story progression exists in that town.</text:span></text:p>
      <text:p text:style-name="P49"><text:soft-page-break/><text:span text:style-name="T107">Hardcore minutia (laundry, mowing lawns, dust accumulating, applying skin treatments, putting on tampons as some players of such games seem to like, </text:span><text:span text:style-name="T108">etc.</text:span><text:span text:style-name="T107">) will not be included by default. <text:s/>If it is included it will be a per save file (world, as opposed to neighborhood) </text:span><text:span text:style-name="T108">special “hardcore” </text:span><text:span text:style-name="T107">option, </text:span><text:span text:style-name="T109">off by default</text:span><text:span text:style-name="T107">. <text:s/></text:span><text:span text:style-name="T109">It would not be part of the </text:span><text:span text:style-name="T110">normal core game play, but more like a “hard” difficulty setting. </text:span><text:span text:style-name="T106"><text:s/></text:span></text:p>
      <text:p text:style-name="P32"/>
      <text:p text:style-name="P57">Seasons will last a week; yes its been done before but this is what makes the most sense. <text:s/>Shorter seasons would be too short to be meaningful, while much longer would lead to too few seasonal cycles in a character’s lifetime.</text:p>
      <text:p text:style-name="P57"/>
      <text:p text:style-name="P58">Failure to pay bills will go through three stages: (1) first a warning, (2) if another week goes by all utilities are turn off, making toilets unflushable and other appliance unusable, and <text:span text:style-name="T173">after another week </text:span>(3) foreclosure and eviction (the house may of course be re-bought <text:span text:style-name="T174">of course</text:span> if money is available, as might happen if somehow this was all about forgetting on and on <text:span text:style-name="T175">or refusal despite warnings</text:span>).</text:p>
      <text:p text:style-name="P32"/>
      <text:p text:style-name="P61"><text:span text:style-name="T1">Epilogue on The Genera: </text:span><text:span text:style-name="T135">There </text:span><text:span text:style-name="T136">are a few things worth mentioning, about the genera especially considering it has so far been dominated by a single series. <text:s/>Yes, this final section deviates from pure design descriptions and planning, but is relevant to it. <text:s/></text:span><text:span text:style-name="T137">This gets philosophic</text:span><text:span text:style-name="T138">al</text:span><text:span text:style-name="T137"> </text:span><text:span text:style-name="T138">in a way that is not typical of design document but I believe it to be important to consider; </text:span><text:span text:style-name="T143">those only interest in core design can skip this</text:span><text:span text:style-name="T138">.</text:span></text:p>
      <text:p text:style-name="P106"/>
      <text:p text:style-name="P62"><text:span text:style-name="T138">First we need to define the genera, since “Life Simulator</text:span><text:span text:style-name="T17">6</text:span><text:span text:style-name="T138">” has different meanings, along with the term “Dollhouse Life Simulator.” <text:s/>In the original since a life simulation game (or </text:span><text:span text:style-name="T32">life simulator</text:span><text:span text:style-name="T138"> for short) is any game based on the idea of artificial life, that is a game based on simulating living organisms. <text:s/>A </text:span><text:span text:style-name="T32">dollhouse life simulator</text:span><text:span text:style-name="T138"> is a life simulator in which the organism being simulated are people living in a ho</text:span><text:span text:style-name="T140">me</text:span><text:span text:style-name="T138"> and doing typically human things like building relationships and pursuing careers; a life simulator in general could also be an ecology simulator or evolution simulator, and might not have houses, cloths, jobs, skills, relationships, or even people. <text:s/></text:span><text:span text:style-name="T139">The one thing all life simulators must have, besides virtual organisms, are needs organisms have and a way for them to acquire those needs (and thus avoid, or </text:span><text:span text:style-name="T140">at least delay</text:span><text:span text:style-name="T139">, death). <text:s/></text:span><text:span text:style-name="T140">A dollhouse life simulator also needs </text:span><text:span text:style-name="T158">a </text:span><text:span text:style-name="T140">home for the </text:span><text:span text:style-name="T144">people</text:span><text:span text:style-name="T140"> to live in </text:span><text:span text:style-name="T158">(the “dollhouse”)</text:span><text:span text:style-name="T140">, career advancement, relationships, a way to give the virtual people personalities, a some forms of personal development (usually including skills similar to m</text:span><text:span text:style-name="T142">any</text:span><text:span text:style-name="T140"> RPGs), and a generally representation activities or daily living and other everyday actions and events – </text:span><text:span text:style-name="T148">as well as simulating human behavior</text:span><text:span text:style-name="T140">. </text:span><text:span text:style-name="T139"><text:s/></text:span><text:span text:style-name="T141">They can also have content to make the game interesting that doesn’t directly follow from that, </text:span><text:span text:style-name="T159">and so is not core the genera </text:span><text:span text:style-name="T160">but particular to the game</text:span><text:span text:style-name="T141">.</text:span></text:p>
      <text:p text:style-name="P107"/>
      <text:p text:style-name="P90"><text:span text:style-name="T128">A comparison could be made to first person shooters: every first person shooter has a first person camera, guns, ammo, some form of health bar tracking wounds, and enemies to shoot. <text:s/>They don’t all need to have BFG</text:span><text:span text:style-name="T145">s</text:span><text:span text:style-name="T128"> or cyberdemon</text:span><text:span text:style-name="T145">s</text:span><text:span text:style-name="T128">, despite the genera being pioneered by Id Software and popularized through </text:span><text:span text:style-name="T30">Doom</text:span><text:span text:style-name="T128">, with early FPS games largely imitating </text:span><text:span text:style-name="T30">Doom</text:span><text:span text:style-name="T128">. <text:s/>Similarly, when a gamer complained that </text:span><text:span text:style-name="T30">GURPS: Cyberpunk</text:span><text:span text:style-name="T128"> had no rules for cyberpsychosis, Steve Jackson Games pointed out that cyberpsychosis was invented by the creators of </text:span><text:span text:style-name="T30">Cyberpunk 2.0.2.0</text:span><text:span text:style-name="T128"> for the</text:span><text:span text:style-name="T142">i</text:span><text:span text:style-name="T128">r game and was not a core part of the genera. <text:s/></text:span><text:span text:style-name="T146">In the same way, a lot of what you see in existing dollhouse life simulators can be seen as core to the genera, but some things really are part of the identity </text:span><text:span text:style-name="T33">The Sims</text:span><text:span text:style-name="T146"> from Maxis/EA and should not or cannot be copied </text:span><text:span text:style-name="T147">(and do</text:span><text:span text:style-name="T161">esn’t</text:span><text:span text:style-name="T147"> need to be)</text:span><text:span text:style-name="T146">. </text:span></text:p>
      <text:p text:style-name="P108"/>
      <text:p text:style-name="P109"/>
      <text:p text:style-name="P91"><text:span text:style-name="T128">This important to point out, as I have included in this design mechanics and content that fits the genera, </text:span><text:span text:style-name="T149">and similarities to existing games are based features essential to the genera and being largely mechanics derived from imitation of real life. <text:s/>In contrast some things do not fit this. <text:s/>Having want</text:span><text:span text:style-name="T162">s</text:span><text:span text:style-name="T149"> or wishes randomly pop-up and earning spendable reward point for achieving them is a really cool and fun game mechanic, but </text:span><text:span text:style-name="T150">is not an obvious feature flowing from real life or the core nature of the genera – it is part of the identity of someone else’s game, and so should not be </text:span><text:span text:style-name="T163">directly </text:span><text:span text:style-name="T150">copied. <text:s/></text:span><text:span text:style-name="T164">This is one example among many that could be made.</text:span></text:p>
      <text:p text:style-name="P110"/>
      <text:p text:style-name="P92"><text:span text:style-name="T151">One last thing to point out, since some example</text:span><text:span text:style-name="T165">s</text:span><text:span text:style-name="T151"> c</text:span><text:span text:style-name="T166">ould</text:span><text:span text:style-name="T151"> be </text:span><text:span text:style-name="T166">taken</text:span><text:span text:style-name="T151"> as slamming </text:span><text:span text:style-name="T165">an </text:span><text:span text:style-name="T151">existing game, </text:span><text:span text:style-name="T166">which is not the intention</text:span><text:span text:style-name="T151"> – this is not meant to say such features </text:span><text:span text:style-name="T168">have</text:span><text:span text:style-name="T151"> no place in a game, just that it is not the goal of </text:span><text:span text:style-name="T34">this</text:span><text:span text:style-name="T151"> game. <text:s/>Some players may want a game that acts mostly as a creative outlet to create and tell stories, with the control that requires, and there is no reason they should not have that game or that someone should not make it – but that is not the goal of this design. <text:s/>Others may like pre-made stories they can play through and enjoy, and the same applies, </text:span><text:span text:style-name="T167">that’s fine </text:span><text:span text:style-name="T151">but it is not the goal of this game. <text:s/>Some may wan excruciating levels or detail, while others may want something very simple and hyper-casual, but </text:span><text:span text:style-name="T152">neither </text:span><text:span text:style-name="T151">those are not the goals of this game. This is why the genera as a whole need more games, with different focuses, coexisting and satisfying different tastes; the last thing it needs is for a new top game to simply take over and replace the current monopoly with a new </text:span><text:span text:style-name="T34">de facto</text:span><text:span text:style-name="T151"> monopoly.</text:span></text:p>
      <text:p text:style-name="P89"/>
      <text:p text:style-name="P60"/>
      <text:p text:style-name="P88"><text:span text:style-name="T69">Appendix A: </text:span>Side Notes Referenced in the Text</text:p>
      <text:p text:style-name="P21"/>
      <text:p text:style-name="P12"><text:span text:style-name="T6">1</text:span><text:span text:style-name="T1">.</text:span> This is how the first game in the genera <text:span text:style-name="T63">actually </text:span>worked <text:span text:style-name="T63">if my memory serves me correctly</text:span> – other characters did not wait for or automatically approach those seeking to interact with them, and could leave the lot or become otherwise unavailable. Obviously it can be done, and really should be a lot easier to set up and code than forcing the rest of the world to revolve around the <text:span text:style-name="T40">player’s </text:span>currently active character. <text:s/>It only becomes an issue when giving that kind of control <text:span text:style-name="T41">to the player</text:span>, “to tell <text:span text:style-name="T41">[</text:span>their<text:span text:style-name="T41">]</text:span> own stories,” becomes a design priority. </text:p>
      <text:p text:style-name="P12"/>
      <text:p text:style-name="P12"><text:span text:style-name="T6">2</text:span><text:span text:style-name="T5">.</text:span><text:span text:style-name="T56"> The “</text:span><text:span text:style-name="T26">Practical</text:span><text:span text:style-name="T56">” </text:span><text:span text:style-name="T191">T</text:span><text:span text:style-name="T56">alent has gone through several forms, and started from simply wanting more than four talents; for inspiration I turned to the Holland Codes for career interest (though those are for interest, not talent) realizing existing talents lined up well with skill related to four of the codes. <text:s/>“Practical” started as “Organizational” and </text:span><text:span text:style-name="T192">effected to</text:span><text:span text:style-name="T56"> skills related to both Conventional and Enterprising interests. <text:s/>Later, when brainstorming a skill list I realized very few fit this, only the Business skill – so I changed it and moved some skill related to the </text:span><text:span text:style-name="T64">Realistic</text:span><text:span text:style-name="T56"> interest but not physical in nature under it as well. <text:s/>Adding a sixth Talent, attractiveness was considered, but this is not usually seen as a “talent” per se, and (more importantly) would have worked in a completely different way from all other – not connected to any skills, but simply having a minor effect on social interactions and moderate effect on romantic interactions.</text:span> </text:p>
      <text:p text:style-name="P13"/>
      <text:p text:style-name="P14"><text:span text:style-name="T11">3</text:span><text:span text:style-name="T1">.</text:span> <text:span text:style-name="T76">Note that none of this was invented at EA, as a 10 point scale </text:span><text:span text:style-name="T79">for skills </text:span><text:span text:style-name="T76">wa</text:span><text:span text:style-name="T77">s used by West End Game</text:span><text:span text:style-name="T78">s</text:span><text:span text:style-name="T77"> at least as far back as the </text:span><text:span text:style-name="T80">199</text:span><text:span text:style-name="T82">1</text:span><text:span text:style-name="T77">, </text:span><text:span text:style-name="T76">and learning through practice </text:span><text:span text:style-name="T124">imitates</text:span><text:span text:style-name="T76"> real life a</text:span><text:span text:style-name="T124">nd</text:span><text:span text:style-name="T76"> </text:span><text:span text:style-name="T83">start</text:span><text:span text:style-name="T212">ed</text:span><text:span text:style-name="T83"> </text:span><text:span text:style-name="T76">show</text:span><text:span text:style-name="T83">ing</text:span><text:span text:style-name="T76"> up in </text:span><text:span text:style-name="T79">games from </text:span><text:span text:style-name="T76">Bethsaida in </text:span><text:span text:style-name="T83">1996</text:span><text:span text:style-name="T76"> – </text:span><text:span text:style-name="T81">I don’t know if any of this was done even earlier by others</text:span><text:span text:style-name="T76">.</text:span></text:p>
      <text:p text:style-name="P14"/>
      <text:p text:style-name="P16"><text:span text:style-name="T11">4</text:span><text:span text:style-name="T1">. </text:span>This was designed before any other games had a stage called “infant,” though this has change, though the order of the first two stages is different. <text:s/>This is based on the following from labels from child development: neonate (baby less than 6 weeks old), infant (baby less the 6 or so months old), baby (the ages before learning to walk as a primary means of getting around, as one who toddles around on two legs in now a toddler). <text:s/>Thus, infants are babies, but not all babies are infants, and new born would only last a few hours so it is just treated as part of infancy. <text:s/><text:span text:style-name="T112">Not a criticism of anyone, just the association that led to name life stages as I did; </text:span><text:span text:style-name="T123">in the end “what’s in name,” a baby by any other name would cry as loud</text:span><text:span text:style-name="T112">.</text:span></text:p>
      <text:p text:style-name="P16"><text:span text:style-name="T112">* </text:span>Trivia: The origin of the word infant come<text:span text:style-name="T111">s</text:span> from <text:span text:style-name="T111">a word for </text:span>one who can’t talk <text:span text:style-name="T111">(</text:span>yet<text:span text:style-name="T111">)</text:span>, just as toddler refers to one who toddles around.</text:p>
      <text:p text:style-name="P15"/>
      <text:p text:style-name="P17"><text:span text:style-name="T11">5</text:span><text:span text:style-name="T1">.</text:span> Several other ideas were considered. <text:s/>Time freezing was the initial idea, but the idea of having of jumping seamlessly between played households by simply switching to characters in other households was considered as an alternative; this was abandoned because trying to play a large number of large families this way would become overwhelming unless some families or characters were neglected to the point of not being really played. There was also an idea to extend the time-freezing to characters within the household by jumping back in time when characters went home from somewhere while keep the character who went out available (in a kind of pseudo-rabbit-hole) until the time they went home, while possibly making lots they visited while out unavailable. <text:s/>That second idea was quickly abandoned as it would be too complex to set up, too limiting on who goes where, too prone to possible inconsistencies, and something that didn’t make sense and might not be doable in an open world where many destination might just be part of the world. <text:s/>Thus, all characters in a household being active at once, where ever they may be, was chosen – along with inactive played households being present in the world in an NPC-like role just like the unplayed characters, but having their skills, jobs, finance, etc., and most relationships frozen (possibly even caching their needs to be restored when next player, maybe).</text:p>
      <text:p text:style-name="P17"/>
      <text:p text:style-name="P18"><text:span text:style-name="T11">6</text:span><text:span text:style-name="T1">.</text:span> Some people have taken to using the term “life simulator” loosely to mean what might better be described as non-violent RPGs. <text:s/>This common colloquial usage is not being considered here, th<text:span text:style-name="T184">ough</text:span> dollhouse life simulators can be play<text:span text:style-name="T185">ed</text:span> as essentially soap-opera RPGs if the player chooses, <text:span text:style-name="T206">as</text:span> their core feature<text:span text:style-name="T186">s</text:span> happen to support that as a <text:span text:style-name="T187">play style</text:span>. <text:span text:style-name="T187">They can also be played in a </text:span><text:span text:style-name="T206">strategic-</text:span><text:span text:style-name="T187">managerial style, similar to city builder</text:span><text:span text:style-name="T188">s</text:span><text:span text:style-name="T187"> and “</text:span><text:span text:style-name="T189">G</text:span><text:span text:style-name="T187">od” games.</text:span></text:p>
      <text:p text:style-name="P7"><text:span text:style-name="T181">Appendix B: Brainstormed List</text:span><text:span text:style-name="T182">s</text:span><text:span text:style-name="T1"><text:line-break/> </text:span><text:span text:style-name="T179">(</text:span><text:span text:style-name="T180">minor </text:span><text:span text:style-name="T179">traits, skills, and careers)</text:span></text:p>
      <text:p text:style-name="P63"/>
      <text:p text:style-name="P64">These are very rough list of ideas, the result of brain storming, and not final, concrete plans. <text:s/>They are largely subject to huge potential changes, with the list of skills being the closest to a final set form and the list of traits being the most raw and likely to shrink.</text:p>
      <text:p text:style-name="P64"/>
      <text:p text:style-name="P93">Skills</text:p>
      <text:p text:style-name="P65"/>
      <text:section text:style-name="Sect1" text:name="Section4">
        <text:section text:style-name="Sect2" text:name="Section5">
          <text:p text:style-name="P85">Physical</text:p>
          <text:p text:style-name="P67">Athletics</text:p>
          <text:p text:style-name="P65">Dancing</text:p>
          <text:p text:style-name="P68">Driving</text:p>
          <text:p text:style-name="P83">Martial Arts</text:p>
          <text:p text:style-name="P85"/>
          <text:p text:style-name="P85">Creative</text:p>
          <text:p text:style-name="P65">Art<text:span text:style-name="T15">**</text:span></text:p>
          <text:p text:style-name="P122"><text:span text:style-name="T227">Innovation</text:span><text:span text:style-name="T15">***</text:span></text:p>
          <text:p text:style-name="P65">Music</text:p>
          <text:p text:style-name="P65">Writing</text:p>
          <text:p text:style-name="P86">Intellectual</text:p>
          <text:p text:style-name="P65">Science</text:p>
          <text:p text:style-name="P65">Mechanical</text:p>
          <text:p text:style-name="P65">Computers</text:p>
          <text:p text:style-name="P65">Gaming</text:p>
          <text:p text:style-name="P65"/>
          <text:p text:style-name="P85">Social</text:p>
          <text:p text:style-name="P66">Charm</text:p>
          <text:p text:style-name="P120">Humor</text:p>
          <text:p text:style-name="P66">Performance</text:p>
          <text:p text:style-name="P65">Persua<text:span text:style-name="T207">s</text:span>ion</text:p>
          <text:p text:style-name="P86">Practical</text:p>
          <text:p text:style-name="P65">Business</text:p>
          <text:p text:style-name="P65">Cooking</text:p>
          <text:p text:style-name="P121">Housekeeping</text:p>
          <text:p text:style-name="P65">Naturalist<text:span text:style-name="T15">*</text:span></text:p>
        </text:section>
        <text:p text:style-name="P65"/>
      </text:section>
      <text:p text:style-name="P69"/>
      <text:p text:style-name="P69">Some of these could be in more than one category; cooking can be creative or practical, for example, but each <text:span text:style-name="T210">must</text:span> be based on one, and only one, Talent. <text:s/>Part of the classification was also made to try to keep the number of skills per talent reasonably balanced. <text:s/><text:span text:style-name="T208">There might be hidden skills for thing like specific activities or instruments, that are combine with main skills, though these have not been brainstormed but are </text:span><text:span text:style-name="T209">fairly concrete and obvious, should this be added in the future.</text:span></text:p>
      <text:p text:style-name="P65"/>
      <text:p text:style-name="P19">* “<text:span text:style-name="T211">Naturalist” includes such things as gardening, camping, animal handling, and other practical interaction with the natural world.</text:span></text:p>
      <text:p text:style-name="P65"/>
      <text:p text:style-name="P19">** “<text:span text:style-name="T222">Art” includes drawing, painting, and sculpture (and visual arts in general); </text:span><text:span text:style-name="T223">its not just a renamed painting skill</text:span><text:span text:style-name="T222">.</text:span></text:p>
      <text:p text:style-name="P19"/>
      <text:p text:style-name="P125">*** “<text:span text:style-name="T227">Innovation</text:span><text:span text:style-name="T226">” includes invention, idea generation, and creative problem solving; likely primarily or exclusively a job skill. <text:s/>I’m not sure how this will be learned/built in game mechanical terms, which may lead to this needing to be cut. <text:s/>(</text:span><text:span text:style-name="T228">“Storytelling” was also considered for this slot, but that is largely assumed under writing.</text:span><text:span text:style-name="T226">)</text:span></text:p>
      <text:p text:style-name="P65"/>
      <text:p text:style-name="P65"/>
      <text:p text:style-name="P94">Minor Traits</text:p>
      <text:p text:style-name="P70"/>
      <text:section text:style-name="Sect3" text:name="Section6">
        <text:p text:style-name="P70">Musical</text:p>
        <text:p text:style-name="P70">Artistic</text:p>
        <text:p text:style-name="P70">Cooking</text:p>
        <text:p text:style-name="P70">Urban</text:p>
        <text:p text:style-name="P70">Suburbanite</text:p>
        <text:p text:style-name="P70">Country</text:p>
        <text:p text:style-name="P70">Outdoorsy</text:p>
        <text:p text:style-name="P70">Spooky</text:p>
        <text:p text:style-name="P70">Brave</text:p>
        <text:p text:style-name="P70">Cruel</text:p>
        <text:p text:style-name="P70">Kind</text:p>
        <text:p text:style-name="P70">Wicked</text:p>
        <text:p text:style-name="P70">Loyal</text:p>
        <text:p text:style-name="P70">Faithful</text:p>
        <text:p text:style-name="P70">Jealous</text:p>
        <text:p text:style-name="P70">Promiscuous</text:p>
        <text:p text:style-name="P70">Seductive</text:p>
        <text:p text:style-name="P70">Friendly</text:p>
        <text:p text:style-name="P70">Weird</text:p>
        <text:p text:style-name="P70">Unstable</text:p>
        <text:p text:style-name="P70">Morose</text:p>
        <text:p text:style-name="P70">Indoorsy</text:p>
        <text:p text:style-name="P70">Homebody</text:p>
        <text:p text:style-name="P70">Unpredictable</text:p>
        <text:p text:style-name="P70">Chaotic</text:p>
        <text:p text:style-name="P70">Clumsy</text:p>
        <text:p text:style-name="P70">Socially Awkward</text:p>
        <text:p text:style-name="P70">Imaginative</text:p>
        <text:p text:style-name="P70">Dreamer</text:p>
        <text:p text:style-name="P70">Ambitious</text:p>
        <text:p text:style-name="P70">Fearful</text:p>
        <text:p text:style-name="P70">Nutty / Loony</text:p>
        <text:p text:style-name="P70">Forgetful</text:p>
        <text:p text:style-name="P70">Absent Minded</text:p>
        <text:p text:style-name="P70">Family Oriented</text:p>
        <text:p text:style-name="P70">A<text:span text:style-name="T215">g</text:span>gressive</text:p>
        <text:p text:style-name="P70">Irrational</text:p>
        <text:p text:style-name="P70">Brash</text:p>
        <text:p text:style-name="P70">Cheerful</text:p>
        <text:p text:style-name="P70">Leader</text:p>
        <text:p text:style-name="P70">Crude</text:p>
        <text:p text:style-name="P70">Peaceful</text:p>
        <text:p text:style-name="P70">Egotistical</text:p>
        <text:p text:style-name="P70">Egocentric</text:p>
        <text:p text:style-name="P70">Greedy</text:p>
        <text:p text:style-name="P70">Good</text:p>
        <text:p text:style-name="P70">Humorous</text:p>
        <text:p text:style-name="P70">Gluttonous</text:p>
        <text:p text:style-name="P70">Serious</text:p>
        <text:p text:style-name="P70">Shy</text:p>
        <text:p text:style-name="P70">Loner</text:p>
        <text:p text:style-name="P70">Outcast</text:p>
        <text:p text:style-name="P70">Charming</text:p>
        <text:p text:style-name="P70">Attractive</text:p>
        <text:p text:style-name="P70">Lazy</text:p>
        <text:p text:style-name="P70">Messy</text:p>
        <text:p text:style-name="P70">Polite</text:p>
        <text:p text:style-name="P70">Affectionate</text:p>
        <text:p text:style-name="P70">Innocent</text:p>
        <text:p text:style-name="P70">Curious</text:p>
        <text:p text:style-name="P70">Childlike</text:p>
        <text:p text:style-name="P70">Rebel</text:p>
        <text:p text:style-name="P70">Heroic</text:p>
        <text:p text:style-name="P70">Caring</text:p>
        <text:p text:style-name="P70">Down-to-Earth</text:p>
        <text:p text:style-name="P70">Mentor</text:p>
        <text:p text:style-name="P70">Two Faces</text:p>
        <text:p text:style-name="P70">Silly</text:p>
        <text:p text:style-name="P70">Crafty</text:p>
        <text:p text:style-name="P70">Craftsman</text:p>
        <text:p text:style-name="P70">Excitable </text:p>
        <text:p text:style-name="P70">Athletic </text:p>
        <text:p text:style-name="P70">Neat Freak</text:p>
        <text:p text:style-name="P70">Control Freak</text:p>
        <text:p text:style-name="P70">Immature</text:p>
        <text:p text:style-name="P70">Hopeless Romantic</text:p>
        <text:p text:style-name="P70">Nerdy</text:p>
        <text:p text:style-name="P70">Scholarly</text:p>
        <text:p text:style-name="P70">Materialistic</text:p>
        <text:p text:style-name="P70">Thrifty</text:p>
        <text:p text:style-name="P71">Independent</text:p>
        <text:p text:style-name="P71">Reckless </text:p>
        <text:p text:style-name="P71">Energetic</text:p>
        <text:p text:style-name="P71">Cheerful</text:p>
        <text:p text:style-name="P71">Assertive </text:p>
        <text:p text:style-name="P71">Gregarious</text:p>
        <text:p text:style-name="P71">Trusting</text:p>
        <text:p text:style-name="P71">Honest</text:p>
        <text:p text:style-name="P71">Modest</text:p>
        <text:p text:style-name="P71">Compassionate</text:p>
        <text:p text:style-name="P71">Confident</text:p>
        <text:p text:style-name="P71">Organized</text:p>
        <text:p text:style-name="P71">Self Disciplined</text:p>
        <text:p text:style-name="P71">Prudent</text:p>
        <text:p text:style-name="P71">Prudish</text:p>
        <text:p text:style-name="P71">Talkative</text:p>
        <text:p text:style-name="P74">Happily Single</text:p>
        <text:p text:style-name="P71">Liar</text:p>
      </text:section>
      <text:p text:style-name="P71"/>
      <text:p text:style-name="P72">I have no idea what many of these would do specifically / mechanically; many may go and a few other might be thought up and added. <text:s/>The final list will probably be shorter, however.</text:p>
      <text:p text:style-name="P95"><text:span text:style-name="T216">Possible Careers / </text:span><text:span text:style-name="T217">Job Types</text:span></text:p>
      <text:p text:style-name="P73"/>
      <text:section text:style-name="Sect1" text:name="Section7">
        <text:p text:style-name="P75">Laborer</text:p>
        <text:p text:style-name="P76">Life Guard</text:p>
        <text:p text:style-name="P76">Graphic Artistic</text:p>
        <text:p text:style-name="P76">Athlete</text:p>
        <text:p text:style-name="P76">Business</text:p>
        <text:p text:style-name="P76">Criminal<text:span text:style-name="T15">?</text:span></text:p>
        <text:p text:style-name="P76">Culinary</text:p>
        <text:p text:style-name="P76">Education</text:p>
        <text:p text:style-name="P76">Entertainer <text:span text:style-name="T219">(actor / comedian)</text:span></text:p>
        <text:p text:style-name="P76">Espionage</text:p>
        <text:p text:style-name="P76">Journalism</text:p>
        <text:p text:style-name="P76">Law</text:p>
        <text:p text:style-name="P76">Law Enforcement</text:p>
        <text:p text:style-name="P76">Medicine</text:p>
        <text:p text:style-name="P76">Military</text:p>
        <text:p text:style-name="P76">Politics</text:p>
        <text:p text:style-name="P76">Science</text:p>
        <text:p text:style-name="P76">Prog<text:span text:style-name="T220">r</text:span>am<text:span text:style-name="T220">m</text:span>er</text:p>
        <text:p text:style-name="P84">Graphic / Commercial Artist</text:p>
        <text:p text:style-name="P76">Game Developer</text:p>
        <text:p text:style-name="P76">Musician</text:p>
        <text:p text:style-name="P76">Fire Fighter</text:p>
        <text:p text:style-name="P76">Childcare / Daycare</text:p>
        <text:p text:style-name="P76">Retail / <text:span text:style-name="T218">Grocery</text:span></text:p>
        <text:p text:style-name="P76">Fast Food</text:p>
        <text:p text:style-name="P76">Banker / Financial</text:p>
        <text:p text:style-name="P76">Administrator</text:p>
        <text:p text:style-name="P76">Gardener / Landscaper</text:p>
        <text:p text:style-name="P76">Sales</text:p>
        <text:p text:style-name="P76">Bar Tender</text:p>
        <text:p text:style-name="P77">Manufacturing / Industrial</text:p>
        <text:p text:style-name="P79">Maintenance (aka, “Handyman”)</text:p>
        <text:p text:style-name="P79">Automotive</text:p>
        <text:p text:style-name="P79">Construction</text:p>
        <text:p text:style-name="P79">Information Technology</text:p>
        <text:p text:style-name="P79">Therapist</text:p>
        <text:p text:style-name="P79">Engineering</text:p>
      </text:section>
      <text:p text:style-name="P78"/>
      <text:p text:style-name="P80">Jobs that are work-from home such as…</text:p>
      <text:p text:style-name="P80"/>
      <text:p text:style-name="P81">Author</text:p>
      <text:p text:style-name="P81">Fine / Decorative Artist </text:p>
      <text:p text:style-name="P81">Farming</text:p>
      <text:p text:style-name="P81">...and various forms of crafting based entrepreneurship</text:p>
      <text:p text:style-name="P80"/>
      <text:p text:style-name="P80">Will not be treated as “normal” jobs, <text:span text:style-name="T221">but simply done at home and the resulting product(s) sold or published.</text:span></text:p>
      <text:p text:style-name="P80"/>
      <text:p text:style-name="P80"/>
      <text:p text:style-name="P80"/>
      <text:p text:style-name="P73"/>
      <text:p text:style-name="P73"/>
      <text:p text:style-name="P73"><text:s/></text:p>
      <text:p text:style-name="P70"/>
      <text:p text:style-name="P65"/>
      <text:p text:style-name="P96">Ideas to Explore (and Develop?)</text:p>
      <text:p text:style-name="P82"/>
      <text:list xml:id="list1610451233" text:style-name="L3">
        <text:list-item>
          <text:p text:style-name="P117">What about a system of <text:span text:style-name="T24">Advantages and Disadvantages</text:span>, similar to Gurps?</text:p>
        </text:list-item>
        <text:list-item>
          <text:p text:style-name="P123"><text:span text:style-name="T229"><text:s/>“Our Medieval/Victorian/etc. Life” could work as spin-off, or even an alternate setting.</text:span></text:p>
          <text:p text:style-name="P123"/>
        </text:list-item>
      </text:list>
      <text:p text:style-name="P82"/>
      <text:p text:style-name="P8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officeooo:rsid="00ef844a" officeooo:paragraph-rsid="00ef844a" style:font-size-asian="10pt" style:font-size-complex="10pt"/>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2-02T12:41:05.836311037</dc:date>
    <meta:editing-duration>PT21H15M13S</meta:editing-duration>
    <meta:editing-cycles>319</meta:editing-cycles>
    <meta:generator>LibreOffice/7.3.7.2$Linux_X86_64 LibreOffice_project/30$Build-2</meta:generator>
    <meta:print-date>2023-04-14T11:06:13.805461106</meta:print-date>
    <meta:document-statistic meta:table-count="0" meta:image-count="0" meta:object-count="0" meta:page-count="15" meta:paragraph-count="302" meta:word-count="7076" meta:character-count="42143" meta:non-whitespace-character-count="34911"/>
  </office:meta>
</office:document-meta>
</file>